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4.8194in" fo:margin-left="0.9903in" fo:margin-right="0.8826in" table:align="margins"/>
    </style:style>
    <style:style style:name="Table2.A" style:family="table-column">
      <style:table-column-properties style:column-width="1.1042in" style:rel-column-width="15014*"/>
    </style:style>
    <style:style style:name="Table2.B" style:family="table-column">
      <style:table-column-properties style:column-width="0.5347in" style:rel-column-width="7271*"/>
    </style:style>
    <style:style style:name="Table2.C" style:family="table-column">
      <style:table-column-properties style:column-width="0.6944in" style:rel-column-width="9443*"/>
    </style:style>
    <style:style style:name="Table2.D" style:family="table-column">
      <style:table-column-properties style:column-width="1.0278in" style:rel-column-width="13975*"/>
    </style:style>
    <style:style style:name="Table2.F" style:family="table-column">
      <style:table-column-properties style:column-width="0.9236in" style:rel-column-width="12561*"/>
    </style:style>
    <style:style style:name="Table2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F1" style:family="table-cell">
      <style:table-cell-properties fo:background-color="#c0c0c0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2.5813in" fo:margin-left="2.3375in" fo:margin-right="1.7736in" table:align="margins"/>
    </style:style>
    <style:style style:name="Table7.A" style:family="table-column">
      <style:table-column-properties style:column-width="0.375in" style:rel-column-width="9520*"/>
    </style:style>
    <style:style style:name="Table7.B" style:family="table-column">
      <style:table-column-properties style:column-width="0.3819in" style:rel-column-width="9697*"/>
    </style:style>
    <style:style style:name="Table7.C" style:family="table-column">
      <style:table-column-properties style:column-width="0.3542in" style:rel-column-width="8991*"/>
    </style:style>
    <style:style style:name="Table7.D" style:family="table-column">
      <style:table-column-properties style:column-width="0.3264in" style:rel-column-width="8286*"/>
    </style:style>
    <style:style style:name="Table7.E" style:family="table-column">
      <style:table-column-properties style:column-width="0.3333in" style:rel-column-width="8462*"/>
    </style:style>
    <style:style style:name="Table7.G" style:family="table-column">
      <style:table-column-properties style:column-width="0.4563in" style:rel-column-width="11588*"/>
    </style:style>
    <style:style style:name="Table7.A1" style:family="table-cell">
      <style:table-cell-properties fo:background-color="#c0c0c0" fo:padding="0.0382in" fo:border="0.0007in solid #000000">
        <style:background-image/>
      </style:table-cell-properties>
    </style:style>
    <style:style style:name="Table7.A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7.G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7.A3" style:family="table-cell" style:data-style-name="N0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7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7.E3" style:family="table-cell">
      <style:table-cell-properties fo:padding="0.0382in" fo:border-left="0.0007in solid #000000" fo:border-right="none" fo:border-top="none" fo:border-bottom="0.0007in solid #000000"/>
    </style:style>
    <style:style style:name="Table7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4.1257in" table:align="center"/>
    </style:style>
    <style:style style:name="Table8.A" style:family="table-column">
      <style:table-column-properties style:column-width="0.5049in"/>
    </style:style>
    <style:style style:name="Table8.B" style:family="table-column">
      <style:table-column-properties style:column-width="0.725in"/>
    </style:style>
    <style:style style:name="Table8.C" style:family="table-column">
      <style:table-column-properties style:column-width="0.6556in"/>
    </style:style>
    <style:style style:name="Table8.D" style:family="table-column">
      <style:table-column-properties style:column-width="1.0167in"/>
    </style:style>
    <style:style style:name="Table8.E" style:family="table-column">
      <style:table-column-properties style:column-width="0.3778in"/>
    </style:style>
    <style:style style:name="Table8.F" style:family="table-column">
      <style:table-column-properties style:column-width="0.8458in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.F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2.5813in" fo:margin-left="2.3375in" fo:margin-right="1.7736in" table:align="margins"/>
    </style:style>
    <style:style style:name="Table9.A" style:family="table-column">
      <style:table-column-properties style:column-width="0.375in" style:rel-column-width="9520*"/>
    </style:style>
    <style:style style:name="Table9.B" style:family="table-column">
      <style:table-column-properties style:column-width="0.3819in" style:rel-column-width="9697*"/>
    </style:style>
    <style:style style:name="Table9.C" style:family="table-column">
      <style:table-column-properties style:column-width="0.3542in" style:rel-column-width="8991*"/>
    </style:style>
    <style:style style:name="Table9.D" style:family="table-column">
      <style:table-column-properties style:column-width="0.3264in" style:rel-column-width="8286*"/>
    </style:style>
    <style:style style:name="Table9.E" style:family="table-column">
      <style:table-column-properties style:column-width="0.3333in" style:rel-column-width="8462*"/>
    </style:style>
    <style:style style:name="Table9.G" style:family="table-column">
      <style:table-column-properties style:column-width="0.4563in" style:rel-column-width="11588*"/>
    </style:style>
    <style:style style:name="Table9.A1" style:family="table-cell">
      <style:table-cell-properties fo:background-color="#c0c0c0" fo:padding="0.0382in" fo:border="0.0007in solid #000000">
        <style:background-image/>
      </style:table-cell-properties>
    </style:style>
    <style:style style:name="Table9.A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9.G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9.A3" style:family="table-cell" style:data-style-name="N0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9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9.F3" style:family="table-cell">
      <style:table-cell-properties fo:padding="0.0382in" fo:border-left="0.0007in solid #000000" fo:border-right="none" fo:border-top="none" fo:border-bottom="0.0007in solid #000000"/>
    </style:style>
    <style:style style:name="Table9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3958in" fo:margin-left="2.6014in" fo:margin-right="1.6951in" table:align="margins"/>
    </style:style>
    <style:style style:name="Table3.A" style:family="table-column">
      <style:table-column-properties style:column-width="0.3681in" style:rel-column-width="10067*"/>
    </style:style>
    <style:style style:name="Table3.B" style:family="table-column">
      <style:table-column-properties style:column-width="1.0417in" style:rel-column-width="28493*"/>
    </style:style>
    <style:style style:name="Table3.C" style:family="table-column">
      <style:table-column-properties style:column-width="0.9861in" style:rel-column-width="26975*"/>
    </style:style>
    <style:style style:name="Table3.A1" style:family="table-cell" style:data-style-name="N100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 style:data-style-name="N100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.C2" style:family="table-cell" style:data-style-name="N100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B3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.C3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1.7431in" fo:margin-left="2.7847in" fo:margin-right="2.1646in" table:align="margins"/>
    </style:style>
    <style:style style:name="Table10.A" style:family="table-column">
      <style:table-column-properties style:column-width="0.3819in" style:rel-column-width="14360*"/>
    </style:style>
    <style:style style:name="Table10.B" style:family="table-column">
      <style:table-column-properties style:column-width="0.4792in" style:rel-column-width="18015*"/>
    </style:style>
    <style:style style:name="Table10.C" style:family="table-column">
      <style:table-column-properties style:column-width="0.4306in" style:rel-column-width="16187*"/>
    </style:style>
    <style:style style:name="Table10.D" style:family="table-column">
      <style:table-column-properties style:column-width="0.4514in" style:rel-column-width="16973*"/>
    </style:style>
    <style:style style:name="Table10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0.D1" style:family="table-cell">
      <style:table-cell-properties fo:background-color="#c0c0c0" fo:padding="0.0382in" fo:border="0.0007in solid #000000">
        <style:background-image/>
      </style:table-cell-properties>
    </style:style>
    <style:style style:name="Table10.A2" style:family="table-cell" style:data-style-name="N0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0.B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0.C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.A4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1" style:family="table">
      <style:table-properties style:width="1.7569in" fo:margin-left="2.7847in" fo:margin-right="2.1507in" table:align="margins"/>
    </style:style>
    <style:style style:name="Table11.A" style:family="table-column">
      <style:table-column-properties style:column-width="0.3889in" style:rel-column-width="14505*"/>
    </style:style>
    <style:style style:name="Table11.B" style:family="table-column">
      <style:table-column-properties style:column-width="0.4792in" style:rel-column-width="17873*"/>
    </style:style>
    <style:style style:name="Table11.C" style:family="table-column">
      <style:table-column-properties style:column-width="0.4306in" style:rel-column-width="16059*"/>
    </style:style>
    <style:style style:name="Table11.D" style:family="table-column">
      <style:table-column-properties style:column-width="0.4583in" style:rel-column-width="17098*"/>
    </style:style>
    <style:style style:name="Table1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1.D1" style:family="table-cell">
      <style:table-cell-properties fo:background-color="#c0c0c0" fo:padding="0.0382in" fo:border="0.0007in solid #000000">
        <style:background-image/>
      </style:table-cell-properties>
    </style:style>
    <style:style style:name="Table11.A2" style:family="table-cell" style:data-style-name="N0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1.B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A4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" style:family="table">
      <style:table-properties style:width="1.3056in" fo:margin-left="2.9208in" fo:margin-right="2.466in" table:align="margins"/>
    </style:style>
    <style:style style:name="Table4.A" style:family="table-column">
      <style:table-column-properties style:column-width="0.2563in" style:rel-column-width="12862*"/>
    </style:style>
    <style:style style:name="Table4.B" style:family="table-column">
      <style:table-column-properties style:column-width="0.3479in" style:rel-column-width="17464*"/>
    </style:style>
    <style:style style:name="Table4.C" style:family="table-column">
      <style:table-column-properties style:column-width="0.3611in" style:rel-column-width="18126*"/>
    </style:style>
    <style:style style:name="Table4.D" style:family="table-column">
      <style:table-column-properties style:column-width="0.3403in" style:rel-column-width="17083*"/>
    </style:style>
    <style:style style:name="Table4.A1" style:family="table-cell" style:data-style-name="N0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D1" style:family="table-cell">
      <style:table-cell-properties fo:background-color="#c0c0c0" fo:padding="0.0382in" fo:border="0.0007in solid #000000">
        <style:background-image/>
      </style:table-cell-properties>
    </style:style>
    <style:style style:name="Table4.A2" style:family="table-cell" style:data-style-name="N0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3.0208in" fo:margin-left="2.2125in" fo:margin-right="1.459in" table:align="margins"/>
    </style:style>
    <style:style style:name="Table5.A" style:family="table-column">
      <style:table-column-properties style:column-width="0.4236in" style:rel-column-width="9189*"/>
    </style:style>
    <style:style style:name="Table5.B" style:family="table-column">
      <style:table-column-properties style:column-width="0.8889in" style:rel-column-width="19283*"/>
    </style:style>
    <style:style style:name="Table5.C" style:family="table-column">
      <style:table-column-properties style:column-width="0.8681in" style:rel-column-width="18831*"/>
    </style:style>
    <style:style style:name="Table5.D" style:family="table-column">
      <style:table-column-properties style:column-width="0.8403in" style:rel-column-width="18232*"/>
    </style:style>
    <style:style style:name="Table5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D1" style:family="table-cell">
      <style:table-cell-properties fo:background-color="#c0c0c0" fo:padding="0.0382in" fo:border="0.0007in solid #000000">
        <style:background-image/>
      </style:table-cell-properties>
    </style:style>
    <style:style style:name="Table5.A2" style:family="table-cell" style:data-style-name="N0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5.B5" style:family="table-cell">
      <style:table-cell-properties fo:background-color="#ccccff" fo:padding="0.0382in" fo:border-left="0.0007in solid #000000" fo:border-right="none" fo:border-top="none" fo:border-bottom="0.0007in solid #000000">
        <style:background-image/>
      </style:table-cell-properties>
    </style:style>
    <style:style style:name="Table6" style:family="table">
      <style:table-properties style:width="3in" fo:margin-left="2.2125in" fo:margin-right="1.4799in" table:align="margins"/>
    </style:style>
    <style:style style:name="Table6.A" style:family="table-column">
      <style:table-column-properties style:column-width="0.4236in" style:rel-column-width="9253*"/>
    </style:style>
    <style:style style:name="Table6.B" style:family="table-column">
      <style:table-column-properties style:column-width="0.9028in" style:rel-column-width="19721*"/>
    </style:style>
    <style:style style:name="Table6.C" style:family="table-column">
      <style:table-column-properties style:column-width="0.8611in" style:rel-column-width="18810*"/>
    </style:style>
    <style:style style:name="Table6.D" style:family="table-column">
      <style:table-column-properties style:column-width="0.8125in" style:rel-column-width="17751*"/>
    </style:style>
    <style:style style:name="Table6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D1" style:family="table-cell">
      <style:table-cell-properties fo:background-color="#c0c0c0" fo:padding="0.0382in" fo:border="0.0007in solid #000000">
        <style:background-image/>
      </style:table-cell-properties>
    </style:style>
    <style:style style:name="Table6.A2" style:family="table-cell" style:data-style-name="N0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6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.B5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6875in" table:align="left"/>
    </style:style>
    <style:style style:name="Table1.A" style:family="table-column">
      <style:table-column-properties style:column-width="0.9097in"/>
    </style:style>
    <style:style style:name="Table1.B" style:family="table-column">
      <style:table-column-properties style:column-width="0.8194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2.333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2" style:family="table">
      <style:table-properties style:width="6.6875in" table:align="left"/>
    </style:style>
    <style:style style:name="Table12.A" style:family="table-column">
      <style:table-column-properties style:column-width="0.9097in"/>
    </style:style>
    <style:style style:name="Table12.B" style:family="table-column">
      <style:table-column-properties style:column-width="1.3819in"/>
    </style:style>
    <style:style style:name="Table12.C" style:family="table-column">
      <style:table-column-properties style:column-width="2.0625in"/>
    </style:style>
    <style:style style:name="Table12.D" style:family="table-column">
      <style:table-column-properties style:column-width="2.3333in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D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Nimbus Roman No9 L" fo:font-size="12pt" fo:language="en" fo:country="none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imbus Roman No9 L" fo:font-size="12pt" style:text-underline-style="none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Nimbus Roman No9 L" fo:font-size="12pt" fo:font-style="normal" style:text-underline-style="none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Nimbus Roman No9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Nimbus Roman No9 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Nimbus Roman No9 L" fo:font-size="8pt" style:font-size-asian="8pt" style:font-size-complex="8pt"/>
    </style:style>
    <style:style style:name="P15" style:family="paragraph" style:parent-style-name="Standard">
      <style:paragraph-properties fo:text-align="justify" style:justify-single-word="false"/>
      <style:text-properties style:font-name="Nimbus Roman No9 L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imbus Roman No9 L" fo:font-size="8pt" fo:language="fr" fo:country="FR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Nimbus Roman No9 L" fo:font-size="9pt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fo:color="#ff950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use-window-font-color="true" fo:font-size="12pt" style:text-underline-style="none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center" style:justify-single-word="false"/>
      <style:text-properties style:font-name="Nimbus Roman No9 L" fo:font-size="9pt" style:font-size-asian="9pt" style:font-size-complex="9pt"/>
    </style:style>
    <style:style style:name="P30" style:family="paragraph" style:parent-style-name="Text_20_body">
      <style:paragraph-properties fo:text-align="start" style:justify-single-word="false"/>
      <style:text-properties style:font-name="Nimbus Roman No9 L" fo:font-size="8pt" fo:font-weight="normal" style:font-size-asian="8pt" style:font-weight-asian="normal" style:font-size-complex="8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Nimbus Roman No9 L" fo:font-size="8pt" fo:language="fr" fo:country="FR" fo:font-weight="normal" style:font-size-asian="8pt" style:font-weight-asian="normal" style:font-size-complex="8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33" style:family="paragraph" style:parent-style-name="Text_20_body">
      <style:paragraph-properties fo:text-align="start" style:justify-single-word="false"/>
      <style:text-properties fo:font-size="8pt" style:font-size-asian="8pt" style:font-size-complex="8pt"/>
    </style:style>
    <style:style style:name="P34" style:family="paragraph" style:parent-style-name="Text_20_body">
      <style:paragraph-properties fo:text-align="start" style:justify-single-word="false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6" style:family="paragraph" style:parent-style-name="Preformatted_20_Text">
      <style:paragraph-properties fo:margin-top="0in" fo:margin-bottom="0.1965in" fo:text-align="start" style:justify-single-word="false"/>
      <style:text-properties style:font-name="Nimbus Roman No9 L" fo:font-size="8pt" fo:language="fr" fo:country="FR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style:font-name="Nimbus Roman No9 L" fo:font-size="8pt" fo:language="fr" fo:country="FR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style:font-name="Nimbus Roman No9 L" fo:font-size="8pt" fo:language="fr" fo:country="FR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Nimbus Roman No9 L" fo:font-size="12pt" style:font-name-asian="DejaVu Sans Mono" style:font-size-asian="12pt" style:font-name-complex="DejaVu Sans Mono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Nimbus Roman No9 L" fo:font-size="12pt" style:font-name-asian="DejaVu Sans Mono" style:font-size-asian="12pt" style:font-name-complex="DejaVu Sans Mono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Nimbus Roman No9 L" fo:font-size="12pt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 fo:break-before="pag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 fo:break-before="pag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justify" style:justify-single-word="false"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justify" style:justify-single-word="false" fo:background-color="#c0c0c0">
        <style:background-image/>
      </style:paragraph-properties>
      <style:text-properties style:font-name="Nimbus Roman No9 L" fo:font-size="12pt" style:font-size-asian="12pt" style:font-size-complex="12pt"/>
    </style:style>
    <style:style style:name="P52" style:family="paragraph" style:parent-style-name="Table_20_Contents">
      <style:paragraph-properties fo:text-align="center" style:justify-single-word="false" fo:background-color="#ccccff">
        <style:background-image/>
      </style:paragraph-properties>
      <style:text-properties style:font-name="Nimbus Roman No9 L" fo:font-size="12pt" style:font-size-asian="12pt" style:font-size-complex="12pt"/>
    </style:style>
    <style:style style:name="P5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Nimbus Roman No9 L" fo:font-size="12pt" style:font-size-asian="12pt" style:font-size-complex="12pt"/>
    </style:style>
    <style:style style:name="P54" style:family="paragraph" style:parent-style-name="Standard" style:list-style-name="L1">
      <style:paragraph-properties fo:text-align="justify" style:justify-single-word="false"/>
    </style:style>
    <style:style style:name="P55" style:family="paragraph" style:parent-style-name="Standard" style:list-style-name="L5">
      <style:paragraph-properties fo:text-align="justify" style:justify-single-word="false"/>
    </style:style>
    <style:style style:name="P56" style:family="paragraph" style:parent-style-name="Standard" style:list-style-name="L6">
      <style:paragraph-properties fo:text-align="justify" style:justify-single-word="false"/>
    </style:style>
    <style:style style:name="P57" style:family="paragraph" style:parent-style-name="Standard" style:list-style-name="L2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58" style:family="paragraph" style:parent-style-name="Standard" style:list-style-name="L6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59" style:family="paragraph" style:parent-style-name="Standard" style:list-style-name="L11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60" style:family="paragraph" style:parent-style-name="Standard" style:list-style-name="L12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61" style:family="paragraph" style:parent-style-name="Standard" style:list-style-name="L13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62" style:family="paragraph" style:parent-style-name="Standard" style:list-style-name="L14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63" style:family="paragraph" style:parent-style-name="Standard" style:list-style-name="L15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64" style:family="paragraph" style:parent-style-name="Standard" style:list-style-name="L6">
      <style:paragraph-properties fo:text-align="justify" style:justify-single-word="false"/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10">
      <style:paragraph-properties fo:text-align="justify" style:justify-single-word="false"/>
      <style:text-properties style:font-name="Nimbus Roman No9 L" fo:font-size="12pt" fo:font-style="normal" style:text-underline-style="none" style:font-size-asian="12pt" style:font-style-asian="normal" style:font-size-complex="12pt" style:font-style-complex="normal"/>
    </style:style>
    <style:style style:name="P66" style:family="paragraph" style:parent-style-name="Standard" style:list-style-name="L10">
      <style:paragraph-properties fo:text-align="justify" style:justify-single-word="false"/>
      <style:text-properties style:font-name="Nimbus Roman No9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10">
      <style:paragraph-properties fo:text-align="justify" style:justify-single-word="false"/>
      <style:text-properties style:font-name="Nimbus Roman No9 L" fo:font-size="12pt" style:text-underline-style="none" style:font-size-asian="12pt" style:font-size-complex="12pt"/>
    </style:style>
    <style:style style:name="P68" style:family="paragraph" style:parent-style-name="Standard" style:list-style-name="L10">
      <style:paragraph-properties fo:text-align="justify" style:justify-single-word="false"/>
      <style:text-properties style:font-name="Nimbus Roman No9 L" fo:font-size="12pt" fo:font-style="italic" style:text-underline-style="none" style:font-size-asian="12pt" style:font-style-asian="italic" style:font-size-complex="12pt" style:font-style-complex="italic"/>
    </style:style>
    <style:style style:name="P69" style:family="paragraph" style:parent-style-name="Standard" style:list-style-name="L4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70" style:family="paragraph" style:parent-style-name="Standard" style:list-style-name="L5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71" style:family="paragraph" style:parent-style-name="Standard" style:list-style-name="L7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72" style:family="paragraph" style:parent-style-name="Standard" style:list-style-name="L8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73" style:family="paragraph" style:parent-style-name="Standard" style:list-style-name="L10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74" style:family="paragraph" style:parent-style-name="Standard" style:list-style-name="L9">
      <style:paragraph-properties fo:text-align="justify" style:justify-single-word="false"/>
      <style:text-properties fo:font-size="12pt" style:font-size-asian="12pt" style:font-size-complex="12pt"/>
    </style:style>
    <style:style style:name="P75" style:family="paragraph" style:parent-style-name="Standard" style:list-style-name="L10">
      <style:paragraph-properties fo:text-align="justify" style:justify-single-word="false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76" style:family="paragraph" style:parent-style-name="Standard" style:list-style-name="L6">
      <style:paragraph-properties fo:text-align="justify" style:justify-single-word="false"/>
      <style:text-properties fo:font-style="normal" style:font-style-asian="normal" style:font-style-complex="normal"/>
    </style:style>
    <style:style style:name="P77" style:family="paragraph" style:parent-style-name="Standard" style:list-style-name="L6">
      <style:paragraph-properties fo:text-align="justify" style:justify-single-word="false"/>
      <style:text-properties style:use-window-font-color="true" style:font-name="Nimbus Roman No9 L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6">
      <style:paragraph-properties fo:text-align="justify" style:justify-single-word="false"/>
      <style:text-properties style:use-window-font-color="true"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6">
      <style:paragraph-properties fo:text-align="justify" style:justify-single-word="false"/>
      <style:text-properties style:use-window-font-color="true" style:font-name="Nimbus Roman No9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Text_20_body" style:list-style-name="L3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81" style:family="paragraph" style:parent-style-name="Heading_20_1">
      <style:paragraph-properties fo:text-align="justify" style:justify-single-word="false"/>
    </style:style>
    <style:style style:name="P82" style:family="paragraph" style:parent-style-name="Heading_20_3">
      <style:paragraph-properties fo:text-align="justify" style:justify-single-word="false"/>
    </style:style>
    <style:style style:name="P83" style:family="paragraph" style:parent-style-name="Heading_20_3">
      <style:paragraph-properties fo:text-align="justify" style:justify-single-word="false" fo:break-before="page"/>
    </style:style>
    <style:style style:name="P84" style:family="paragraph" style:parent-style-name="Preformatted_20_Text" style:list-style-name="L10">
      <style:paragraph-properties fo:text-align="justify" style:justify-single-word="false"/>
      <style:text-properties style:font-name="Nimbus Roman No9 L" fo:font-size="12pt" fo:language="en" fo:country="none" style:text-underline-style="none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Nimbus Roman No9 L"/>
    </style:style>
    <style:style style:name="T3" style:family="text">
      <style:text-properties style:font-name="Nimbus Roman No9 L" fo:font-size="12pt" style:font-size-asian="12pt" style:font-size-complex="12pt"/>
    </style:style>
    <style:style style:name="T4" style:family="text">
      <style:text-properties style:font-name="Nimbus Roman No9 L" fo:font-size="12pt" fo:language="en" fo:country="none" style:font-size-asian="12pt" style:font-size-complex="12pt"/>
    </style:style>
    <style:style style:name="T5" style:family="text">
      <style:text-properties style:font-name="Nimbus Roman No9 L" fo:font-size="12pt" fo:language="en" fo:country="none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Nimbus Roman No9 L" fo:font-size="12pt" fo:language="en" fo:country="non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style:font-name="Nimbus Roman No9 L" fo:font-size="12pt" fo:language="en" fo:country="none" fo:font-style="italic" style:font-size-asian="12pt" style:font-style-asian="italic" style:font-size-complex="12pt" style:font-style-complex="italic"/>
    </style:style>
    <style:style style:name="T8" style:family="text"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font-name="Nimbus Roman No9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Nimbus Roman No9 L" fo:font-size="12pt" fo:font-style="normal" style:font-size-asian="12pt" style:font-style-asian="normal" style:font-size-complex="12pt" style:font-style-complex="normal"/>
    </style:style>
    <style:style style:name="T13" style:family="text">
      <style:text-properties style:font-name="Nimbus Roman No9 L" style:text-underline-style="solid" style:text-underline-width="auto" style:text-underline-color="font-color"/>
    </style:style>
    <style:style style:name="T14" style:family="text">
      <style:text-properties style:font-name="Nimbus Roman No9 L" fo:font-weight="bold" style:font-weight-asian="bold" style:font-weight-complex="bold"/>
    </style:style>
    <style:style style:name="T15" style:family="text">
      <style:text-properties style:font-name="Nimbus Roman No9 L" fo:font-weight="normal" style:font-weight-asian="normal" style:font-weight-complex="normal"/>
    </style:style>
    <style:style style:name="T16" style:family="text">
      <style:text-properties style:font-name="DejaVu Sans Mono1" fo:font-size="10pt" style:font-size-asian="10pt" style:font-size-complex="10pt"/>
    </style:style>
    <style:style style:name="T17" style:family="text">
      <style:text-properties style:font-name="Nimbus Sans L" fo:font-size="14pt" style:font-size-asian="14pt" style:font-size-complex="14pt"/>
    </style:style>
    <style:style style:name="T18" style:family="text">
      <style:text-properties style:text-position="super 58%"/>
    </style:style>
    <style:style style:name="T19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fo:font-weight="bold" style:font-weight-asian="bold" style:font-weight-complex="bold"/>
    </style:style>
    <style:style style:name="T27" style:family="text">
      <style:text-properties style:use-window-font-color="true" fo:font-weight="normal" style:font-weight-asian="normal" style:font-weight-complex="normal"/>
    </style:style>
    <style:style style:name="T28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1" style:family="text">
      <style:text-properties style:use-window-font-color="true" style:font-name="Nimbus Roman No9 L" fo:font-weight="normal" style:font-weight-asian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1" text:outline-level="1">SEP #38: Scilab Browsevar and Editvar </text:h>
      <text:p text:style-name="P27"/>
      <text:p text:style-name="P1"/>
      <text:p text:style-name="P1">Title: Scilab Browsevar and Editvar</text:p>
      <text:p text:style-name="P1">Version: 1</text:p>
      <text:p text:style-name="P1">Author: Sylvestre Koumar – <text:a xlink:type="simple" xlink:href="mailto:sylvestre.koumar@scilab.org">sylvestre.koumar@scilab.org</text:a></text:p>
      <text:p text:style-name="P1"><text:tab/> <text:s/>Vincent Couvert – <text:a xlink:type="simple" xlink:href="mailto:vincent.couvert@scilab.org">vincent.couvert@scilab.org</text:a></text:p>
      <text:p text:style-name="P1">Review: </text:p>
      <text:p text:style-name="P1">Commented: </text:p>
      <text:p text:style-name="P1">State: Draft</text:p>
      <text:p text:style-name="P1">Scilab-Version: 5.3</text:p>
      <text:p text:style-name="P1">Vote: « No: discussions and suggestions »</text:p>
      <text:p text:style-name="P1">Created: Monday, 1<text:span text:style-name="T18">st</text:span> February 2010</text:p>
      <text:p text:style-name="P27"/>
      <text:h text:style-name="P82" text:outline-level="3">Abstract</text:h>
      <text:p text:style-name="P1"><text:tab/>This SEP proposes to improve and develop a Java version of:</text:p>
      <text:list xml:id="list1317984253692514621" text:style-name="L1">
        <text:list-item>
          <text:list>
            <text:list-item>
              <text:p text:style-name="P54">Scilab variable browser called « <text:span text:style-name="T20">Browsevar</text:span> »</text:p>
            </text:list-item>
            <text:list-item>
              <text:p text:style-name="P54">Scilab variable editor called « <text:span text:style-name="T20">Editvar </text:span>»</text:p>
            </text:list-item>
          </text:list>
        </text:list-item>
      </text:list>
      <text:p text:style-name="P1"/>
      <text:p text:style-name="P1"><text:tab/>These new applications will be able to use the Scilab docking system (introduced in Scilab <text:tab/>5.0).</text:p>
      <text:p text:style-name="P1"/>
      <text:p text:style-name="P1"><text:tab/>A short description of these functionalities: </text:p>
      <text:p text:style-name="P1"><text:tab/></text:p>
      <text:p text:style-name="P7"><text:tab/><text:span text:style-name="T21">Browsevar: Scilab variable browser</text:span></text:p>
      <text:p text:style-name="P5"><text:tab/>Browsevar shows the set of existing variables and functions (variables which are created or <text:tab/>stored in memory) of a Scilab session.</text:p>
      <text:p text:style-name="P5"><text:tab/>It can be costumized to filter or to sort variables to display (by <text:span text:style-name="T23">name</text:span>, <text:span text:style-name="T23">type</text:span>, <text:span text:style-name="T23">size</text:span>, gl<text:span text:style-name="T23">obal/local</text:span> <text:tab/>and <text:span text:style-name="T23">bytes used</text:span>).</text:p>
      <text:p text:style-name="P5"/>
      <text:p text:style-name="P5"><text:tab/>How to use Browsevar:</text:p>
      <text:list xml:id="list8658803452362211605" text:style-name="L2">
        <text:list-item>
          <text:list>
            <text:list-item>
              <text:p text:style-name="P57">through the menu Applications. Choose <text:span text:style-name="T20">Applications</text:span> <text:span text:style-name="T20">=&gt;</text:span> <text:span text:style-name="T20">Browsevar</text:span></text:p>
            </text:list-item>
            <text:list-item>
              <text:p text:style-name="P57">from the command line by typing: <text:span text:style-name="T23">browsevar</text:span></text:p>
            </text:list-item>
          </text:list>
        </text:list-item>
      </text:list>
      <text:p text:style-name="P6"/>
      <text:p text:style-name="P1"><text:span text:style-name="T4"><text:tab/></text:span><text:span text:style-name="T5">Note</text:span><text:span text:style-name="T4">: In order to view details about each variables we can use browsevar (which returns a <text:tab/>graphic outline) or the command « </text:span><text:span text:style-name="T7">whos</text:span><text:span text:style-name="T4"> » which displays informations of variables in the <text:tab/>Scilab console.</text:span></text:p>
      <text:p text:style-name="P6"/>
      <text:p text:style-name="P6"/>
      <text:p text:style-name="P1"><text:span text:style-name="T4"><text:tab/></text:span><text:span text:style-name="T6">Editvar: Scilab variable editor</text:span></text:p>
      <text:p text:style-name="P5"><text:tab/>Editvar allows to view and edit variables through a graphical representation.</text:p>
      <text:p text:style-name="P5"/>
      <text:p text:style-name="P5"><text:tab/>How to use Editvar:</text:p>
      <text:list xml:id="list1800124335" text:continue-numbering="true" text:style-name="L2">
        <text:list-item>
          <text:list>
            <text:list-item>
              <text:p text:style-name="P57">through the menu Applications. Choose <text:span text:style-name="T20">Applications =&gt; Editvar</text:span></text:p>
            </text:list-item>
            <text:list-item>
              <text:p text:style-name="P57">from the command line by typing: <text:span text:style-name="T23">editvar variable_name</text:span></text:p>
            </text:list-item>
            <text:list-item>
              <text:p text:style-name="P57">by double-clicking on a variable in the browsevar window</text:p>
            </text:list-item>
          </text:list>
        </text:list-item>
      </text:list>
      <text:p text:style-name="P5"><text:tab/><text:span text:style-name="T22">Interac</text:span><text:span text:style-name="T30">tion between Scilab and Browsevar:</text:span></text:p>
      <text:p text:style-name="P19"><text:tab/></text:p>
      <text:p text:style-name="P19"><text:tab/>Today interactions between Browsevar and Scilab kernel are not synchronised, the first one <text:soft-page-break/><text:tab/>does not take into account changes made by Scilab. </text:p>
      <text:p text:style-name="P23"><text:tab/>For example: </text:p>
      <text:p text:style-name="P23"><text:tab/>Having a Browsevar window opened, the user creates a variable. The new variable does not <text:tab/>appear automatically in the variable list of Browsevar, the user must click on the "<text:span text:style-name="T23">Update</text:span>'' <text:tab/>button <text:tab/>to see the created variable (we have the same problem for Editvar).</text:p>
      <text:p text:style-name="P23"><text:tab/></text:p>
      <text:p text:style-name="P23"><text:tab/>A solution for this problem would be to update Browsevar and Editvar for every return of the <text:tab/>Scilab prompte.</text:p>
      <text:p text:style-name="P23"><text:tab/>In case of a variable in a loop, update of Browsevar and Editvar would take place only at the <text:tab/>end of the loop, changes for each event of the loop will not be displayed.</text:p>
      <text:p text:style-name="P23"><text:tab/></text:p>
      <text:p text:style-name="P23"><text:tab/></text:p>
      <text:p text:style-name="P23"><text:tab/></text:p>
      <text:h text:style-name="P83" text:outline-level="3">Rationale</text:h>
      <text:p text:style-name="P2"/>
      <text:p text:style-name="P2"><text:tab/>Developed in Java these functionalities will enable the user to:</text:p>
      <text:p text:style-name="P2"/>
      <text:list xml:id="list1371559178318543430" text:style-name="L3">
        <text:list-item>
          <text:list>
            <text:list-item>
              <text:list>
                <text:list-item>
                  <text:p text:style-name="P80">visualize variables (browsevar and editvar)</text:p>
                </text:list-item>
                <text:list-item>
                  <text:p text:style-name="P80">create/delete new variables (browsevar)</text:p>
                </text:list-item>
                <text:list-item>
                  <text:p text:style-name="P80">modifiy data of existing variables (browsevar and editvar)</text:p>
                </text:list-item>
                <text:list-item>
                  <text:p text:style-name="P80">import (cvs,ods,xls...) data (browsevar and editvar)</text:p>
                </text:list-item>
                <text:list-item>
                  <text:p text:style-name="P80">export data (browsevar and editvar)</text:p>
                </text:list-item>
                <text:list-item>
                  <text:p text:style-name="P80">print data (editvar)</text:p>
                </text:list-item>
              </text:list>
            </text:list-item>
          </text:list>
        </text:list-item>
      </text:list>
      <text:p text:style-name="P3"/>
      <text:p text:style-name="P3"/>
      <text:p text:style-name="P47"><text:span text:style-name="T21">Browsevar side</text:span>:</text:p>
      <text:p text:style-name="P4"/>
      <text:p text:style-name="P4"><text:tab/>Browsevar will be a dockable window using the Scilab docking system.</text:p>
      <text:p text:style-name="P4"><text:tab/>This window will contain a menu bar, with the following features:</text:p>
      <text:p text:style-name="P4"><text:tab/><text:tab/>=&gt; Create a variable</text:p>
      <text:p text:style-name="P4"><text:tab/><text:tab/>=&gt; Delete variable</text:p>
      <text:p text:style-name="P4"><text:tab/><text:tab/>=&gt; Edit variables</text:p>
      <text:p text:style-name="P4"><text:tab/><text:tab/>=&gt; Import data</text:p>
      <text:p text:style-name="P4"><text:tab/><text:tab/>=&gt; Export variable</text:p>
      <text:p text:style-name="P4"><text:tab/><text:tab/>=&gt; Filter variables</text:p>
      <text:p text:style-name="P4"/>
      <text:p text:style-name="P4"><text:tab/><text:span text:style-name="T21">Note</text:span>:<text:tab/>These features will also be available through a context menu (right-click on a <text:tab/>variable).</text:p>
      <text:p text:style-name="P4"/>
      <text:p text:style-name="P4"><text:tab/>Below this menu bar we will have a table which contain all the variables.</text:p>
      <text:p text:style-name="P4"><text:tab/>Columns names of this table will be: <text:s/><text:span text:style-name="T20">N</text:span><text:span text:style-name="T14">ame</text:span><text:span text:style-name="T2">, </text:span><text:span text:style-name="T14">Value</text:span><text:span text:style-name="T2">, </text:span><text:span text:style-name="T14">Type</text:span><text:span text:style-name="T2">, </text:span><text:span text:style-name="T14">Local/Global</text:span><text:span text:style-name="T15">,</text:span><text:span text:style-name="T2"> </text:span><text:span text:style-name="T14">Size</text:span><text:span text:style-name="T2"> and </text:span><text:span text:style-name="T14">Bytes <text:tab/>used</text:span><text:span text:style-name="T2">.</text:span></text:p>
      <text:p text:style-name="P8"><text:tab/>We will be able to sort out variables by name of column (default it will be sorted by <text:tab/>'<text:span text:style-name="T20">Name</text:span>'), the sorting action will be available by clicking on the 'column button' present on <text:tab/>every column.</text:p>
      <text:p text:style-name="P4"/>
      <text:p text:style-name="P4"><text:tab/>In Scilab there are 2 kinds of variables, <text:span text:style-name="T20">local</text:span> and <text:span text:style-name="T20">global</text:span> variables.</text:p>
      <text:p text:style-name="P4"><text:tab/>Scilab functions can have their own <text:span text:style-name="T20">local</text:span> variables and can "<text:span text:style-name="T23">read</text:span>" all variables created in </text:p>
      <text:p text:style-name="P4"><text:tab/>the base workspace or by the calling functions. </text:p>
      <text:p text:style-name="P4"><text:tab/>The keyword <text:span text:style-name="T20">global</text:span> allows to make variables "<text:span text:style-name="T23">readable/writable</text:span>" across functions. </text:p>
      <text:p text:style-name="P4"><text:tab/>Any assignment to these variables, in any function, is available to all the other functions <text:tab/>declaring it global. </text:p>
      <text:p text:style-name="P4"><text:tab/><text:span text:style-name="T25">If the </text:span><text:span text:style-name="T26">global</text:span><text:span text:style-name="T25"> variable doesn't exist the first time you issue the global statement, it will be <text:tab/>initialized to the empty matrix.</text:span></text:p>
      <text:p text:style-name="P20"><text:tab/></text:p>
      <text:p text:style-name="P21"><text:span text:style-name="T20"><text:tab/></text:span><text:span text:style-name="T35">By default, when we create a variable, this one is </text:span><text:span text:style-name="T20">local</text:span><text:span text:style-name="T35">.</text:span></text:p>
      <text:p text:style-name="P20"/>
      <text:p text:style-name="P19"><text:tab/><text:span text:style-name="T21">Note:</text:span> We can have 2 variables with the same name, one is local the other is global.</text:p>
      <text:p text:style-name="P19"><text:tab/>For example: </text:p>
      <text:p text:style-name="P4"><text:span text:style-name="T27"><text:tab/></text:span><text:span text:style-name="T28">myVar = 3<text:tab/></text:span><text:span text:style-name="T27">(myVar is a local variable)</text:span></text:p>
      <text:p text:style-name="P4"><text:span text:style-name="T27"><text:tab/></text:span><text:span text:style-name="T28">global myVar</text:span><text:span text:style-name="T27"> <text:tab/>(makes myVar global)</text:span></text:p>
      <text:p text:style-name="P4"><text:span text:style-name="T27"><text:tab/></text:span><text:span text:style-name="T28">myVar = 5<text:tab/></text:span><text:span text:style-name="T29">(initialization the global myVar to value 5)</text:span></text:p>
      <text:p text:style-name="P4"><text:span text:style-name="T29"><text:tab/>Here local myVar is also initialized to 5, which is not a normal behavior. Local myVar <text:tab/>should <text:tab/>still have the value </text:span><text:span text:style-name="T28">3</text:span><text:span text:style-name="T29">.</text:span></text:p>
      <text:p text:style-name="P4"><text:span text:style-name="T28"><text:tab/>clearglobal myVar </text:span><text:span text:style-name="T29">(deletes the global myVar) </text:span></text:p>
      <text:p text:style-name="P22"><text:tab/>But also the local myVar is deleted, which is not a normal behavior. Local myVar should still <text:tab/>exist.</text:p>
      <text:p text:style-name="P22"><text:tab/></text:p>
      <text:p text:style-name="P18"><text:tab/><text:span text:style-name="T27">There are some bugs about local and global variables, s</text:span><text:span text:style-name="T31">o before implementing this feature to <text:tab/>Browsevar and Editvar we will have to fix these problems in Scilab (a solution maybe <text:tab/>with Scilab 6).</text:span></text:p>
      <text:p text:style-name="P19"/>
      <text:p text:style-name="P19"/>
      <text:p text:style-name="P19"/>
      <text:p text:style-name="P4"><text:tab/><text:span text:style-name="T22">* Creation of a new variable:</text:span></text:p>
      <text:list xml:id="list2192117746474025551" text:style-name="L4">
        <text:list-item>
          <text:list>
            <text:list-header>
              <text:p text:style-name="P69"/>
            </text:list-header>
            <text:list-item>
              <text:p text:style-name="P69">it will generate a new line in the table</text:p>
            </text:list-item>
            <text:list-item>
              <text:p text:style-name="P69"><text:soft-page-break/>the default initialization is: </text:p>
            </text:list-item>
          </text:list>
        </text:list-item>
      </text:list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row>
          <table:table-cell table:style-name="Table2.A1" office:value-type="string">
            <text:p text:style-name="P42">Name</text:p>
          </table:table-cell>
          <table:table-cell table:style-name="Table2.A1" office:value-type="string">
            <text:p text:style-name="P42">Value</text:p>
          </table:table-cell>
          <table:table-cell table:style-name="Table2.A1" office:value-type="string">
            <text:p text:style-name="P42">Type</text:p>
          </table:table-cell>
          <table:table-cell table:style-name="Table2.A1" office:value-type="string">
            <text:p text:style-name="P42">Global/Local</text:p>
          </table:table-cell>
          <table:table-cell table:style-name="Table2.A1" office:value-type="string">
            <text:p text:style-name="P42">Size</text:p>
          </table:table-cell>
          <table:table-cell table:style-name="Table2.F1" office:value-type="string">
            <text:p text:style-name="P42">Bytes used</text:p>
          </table:table-cell>
        </table:table-row>
        <table:table-row>
          <table:table-cell table:style-name="Table2.A2" office:value-type="string">
            <text:p text:style-name="P40">unnamed_var1</text:p>
          </table:table-cell>
          <table:table-cell table:style-name="Table2.B2" office:value-type="float" office:value="0">
            <text:p text:style-name="P40">0</text:p>
          </table:table-cell>
          <table:table-cell table:style-name="Table2.A2" office:value-type="string">
            <text:p text:style-name="P40">double</text:p>
          </table:table-cell>
          <table:table-cell table:style-name="Table2.A2" office:value-type="string">
            <text:p text:style-name="P40">local</text:p>
          </table:table-cell>
          <table:table-cell table:style-name="Table2.B2" office:value-type="float" office:value="0">
            <text:p text:style-name="P40">0</text:p>
          </table:table-cell>
          <table:table-cell table:style-name="Table2.F2" office:value-type="float" office:value="0">
            <text:p text:style-name="P40">0</text:p>
          </table:table-cell>
        </table:table-row>
      </table:table>
      <text:p text:style-name="P4"><text:tab/><text:tab/></text:p>
      <text:p text:style-name="P4"><text:tab/>The first test will be to check if the generated name is not already taken by another variable. <text:s text:c="4"/></text:p>
      <text:p text:style-name="P4"><text:tab/></text:p>
      <text:p text:style-name="P4"><text:tab/>~ If <text:span text:style-name="T23">unnamed_var1</text:span> already exists the generated variable name will be incremented by one, <text:tab/>so we will have <text:s/><text:span text:style-name="T23">unnamed_var2.</text:span></text:p>
      <text:p text:style-name="P4"><text:span text:style-name="T32"><text:tab/>~ In case of variables <text:s/></text:span><text:span text:style-name="T23">unnamed_var1, <text:s/>unnamed_var3</text:span><text:span text:style-name="T32"> exist, if we create a new variable the <text:tab/>generated name will be <text:s/></text:span><text:span text:style-name="T23">unnamed_var2.</text:span></text:p>
      <text:p text:style-name="P4"/>
      <text:p text:style-name="P4"><text:tab/><text:span text:style-name="T21">Note</text:span>: The default <text:span text:style-name="T20">type</text:span> for a new variable is <text:span text:style-name="T23">double</text:span> with the value <text:span text:style-name="T23">0</text:span>.</text:p>
      <text:p text:style-name="P4"/>
      <text:list xml:id="list6312320846790147001" text:style-name="L5">
        <text:list-item>
          <text:list>
            <text:list-item>
              <text:p text:style-name="P70">here we can directly modify some properties of the created variable,</text:p>
              <text:p text:style-name="P55">- <text:span text:style-name="T20">Name</text:span>, should be a valid Scilab variable name</text:p>
              <text:p text:style-name="P55">- <text:span text:style-name="T20">Value</text:span>, should be a valid expression </text:p>
              <text:p text:style-name="P55">- <text:span text:style-name="T20">Type</text:span> can be selected from a list of types (combo box)</text:p>
              <text:p text:style-name="P55">- G<text:span text:style-name="T20">lobal</text:span><text:span text:style-name="T35">/</text:span><text:span text:style-name="T20">Local</text:span>, <text:span text:style-name="T20">Size</text:span> and <text:span text:style-name="T20">Bytes used</text:span> cannot be modified</text:p>
            </text:list-item>
            <text:list-item>
              <text:p text:style-name="P55">according to the given value, the type will be set (in ambiguous cases a dialog box will propose to select the most appropriated types)</text:p>
              <text:p text:style-name="P55">For example: if I change the value to '<text:span text:style-name="T23">hello</text:span>', type will become s<text:span text:style-name="T20">tring</text:span></text:p>
            </text:list-item>
            <text:list-item>
              <text:p text:style-name="P55">If the user creates several variables on the bounce, generated variable's name will be incremented (<text:span text:style-name="T19">unnamed_var1</text:span>, <text:span text:style-name="T19">unnamed_var2</text:span>, <text:span text:style-name="T19">unnamed_var3</text:span> etc... ).</text:p>
            </text:list-item>
          </text:list>
        </text:list-item>
      </text:list>
      <text:p text:style-name="P1"/>
      <text:p text:style-name="P1"/>
      <text:p text:style-name="P1"><text:tab/><text:span text:style-name="T22">* Deletion of a variable:</text:span></text:p>
      <text:p text:style-name="P1"><text:tab/>We can delete a variable(s) in 4 ways:</text:p>
      <text:p text:style-name="P1"/>
      <text:list xml:id="list7590948155602095859" text:style-name="L6">
        <text:list-item>
          <text:list>
            <text:list-item>
              <text:p text:style-name="P56"><text:span text:style-name="T3">from the </text:span><text:span text:style-name="T10">command line</text:span><text:span text:style-name="T3"> by typing: </text:span><text:span text:style-name="T8">clear variable_name </text:span><text:span text:style-name="T12">or</text:span><text:span text:style-name="T8"> clear var1 var2 […] varN</text:span></text:p>
              <text:p text:style-name="P56"><text:span text:style-name="T3">=&gt; variable(s) will be removed from </text:span><text:span text:style-name="T11">Browsevar.</text:span></text:p>
              <text:p text:style-name="P56"><text:span text:style-name="T3">=&gt; if variable(s) is displayed in </text:span><text:span text:style-name="T11">Editvar</text:span><text:span text:style-name="T3">, after the deletion Editvar will become a empty window indicating that the variable does not exist.</text:span></text:p>
              <text:p text:style-name="P58">=&gt; variable is removed from the Scilab environment.</text:p>
              <text:p text:style-name="P58"/>
            </text:list-item>
            <text:list-item>
              <text:p text:style-name="P56"><text:span text:style-name="T3">from the </text:span><text:span text:style-name="T10">command line</text:span><text:span text:style-name="T3"> by typing: </text:span><text:span text:style-name="T8">clear()</text:span></text:p>
              <text:p text:style-name="P76"><text:span text:style-name="T3">This command clears all the variables except the variables protected by </text:span><text:span text:style-name="T10">predef</text:span><text:span text:style-name="T11">.</text:span></text:p>
              <text:p text:style-name="P64"/>
              <text:p text:style-name="P64">Protected variables cannot be deleted, unless the user removes the protection. </text:p>
              <text:p text:style-name="P76"><text:span text:style-name="T11">If we try to delete a protected variable, an error message will occur ("</text:span><text:span text:style-name="T9">Can not delete a protected variable</text:span><text:span text:style-name="T11">").</text:span></text:p>
            </text:list-item>
          </text:list>
        </text:list-item>
      </text:list>
      <text:p text:style-name="P9"/>
      <text:p text:style-name="P9"/>
      <text:p text:style-name="P9"/>
      <text:p text:style-name="P9"/>
      <text:list xml:id="list1034216624" text:continue-numbering="true" text:style-name="L6">
        <text:list-item>
          <text:list>
            <text:list-header>
              <text:p text:style-name="P77">How to protect variable</text:p>
              <text:p text:style-name="P78">For example: </text:p>
              <text:p text:style-name="P78">myVar = 3 <text:tab/><text:tab/>(creation of variable myVar, initialized to value 3)</text:p>
              <text:p text:style-name="P78">predef(myVar) <text:tab/></text:p>
              <text:p text:style-name="P78">predef(predef()+1) <text:s/><text:tab/>(myVar is now protected)</text:p>
            </text:list-header>
          </text:list>
        </text:list-item>
      </text:list>
      <text:p text:style-name="P24"/>
      <text:list xml:id="list440297965" text:continue-numbering="true" text:style-name="L6">
        <text:list-item>
          <text:list>
            <text:list-header>
              <text:p text:style-name="P77"><text:soft-page-break/>How to remove protection on a variable</text:p>
              <text:p text:style-name="P79">For example:</text:p>
              <text:p text:style-name="P79">we must get the variable's position on the stack and predef(position).</text:p>
              <text:p text:style-name="P79"/>
              <text:p text:style-name="P79">This way of protecting and 'unprotecting' variables is not really user-friendly, but today it's the only way to do this. So, before implementing this feature to Browsevar and Editvar we will have to improve this feature in Scilab.</text:p>
            </text:list-header>
          </text:list>
        </text:list-item>
      </text:list>
      <text:p text:style-name="P9"><text:tab/></text:p>
      <text:list xml:id="list2100871055" text:continue-numbering="true" text:style-name="L6">
        <text:list-item>
          <text:list>
            <text:list-item>
              <text:p text:style-name="P56"><text:span text:style-name="T3">From </text:span><text:span text:style-name="T10">Browsevar</text:span><text:span text:style-name="T11">: selecting one or several variables will enable the button '</text:span><text:span text:style-name="T9">Delete</text:span><text:span text:style-name="T11">' of the menu bar (otherwise button '</text:span><text:span text:style-name="T9">Delete</text:span><text:span text:style-name="T11">' is not enable). </text:span></text:p>
              <text:p text:style-name="P56"><text:span text:style-name="T11">The callback of the button '</text:span><text:span text:style-name="T9">Delete</text:span><text:span text:style-name="T11">' is the command </text:span><text:span text:style-name="T9">clear the_selected_variable.</text:span></text:p>
              <text:p text:style-name="P76"><text:span text:style-name="T3">=&gt; the variable will be removed from </text:span><text:span text:style-name="T11">Browsevar.</text:span></text:p>
              <text:p text:style-name="P64">=&gt; if the variable is displayed in Editvar, after the deletion Editvar will become a empty window indicating that the variable does not exist.</text:p>
              <text:p text:style-name="P64">=&gt; variable is removed from the Scilab environment.</text:p>
              <text:p text:style-name="P64"/>
            </text:list-item>
            <text:list-item>
              <text:p text:style-name="P76"><text:span text:style-name="T11">From <text:s/></text:span><text:span text:style-name="T10">Browsevar</text:span><text:span text:style-name="T11">: right-click on a selection of one or several variables will allow to delete variable(s) with the context menu.</text:span></text:p>
              <text:p text:style-name="P76"><text:span text:style-name="T3">=&gt; the variable will be removed from </text:span><text:span text:style-name="T11">Browsevar.</text:span></text:p>
              <text:p text:style-name="P64">=&gt; if the variable is displayed in Editvar, after the deletion Editvar will become a empty window indicating that the variable does not exist.</text:p>
              <text:p text:style-name="P64">=&gt; variable is removed from the Scilab environment.</text:p>
              <text:p text:style-name="P64"/>
            </text:list-item>
          </text:list>
        </text:list-item>
      </text:list>
      <text:p text:style-name="P1"><text:tab/>For any variable deletion (except command line deletion) a dialog box will appear to confirm <text:tab/>or cancel the deletion.</text:p>
      <text:p text:style-name="P1"/>
      <text:p text:style-name="P1"/>
      <text:p text:style-name="P1"><text:tab/><text:span text:style-name="T22">* Edition of a variable:</text:span></text:p>
      <text:p text:style-name="P4"><text:tab/>There are 2 manners to edit variables: </text:p>
      <text:list xml:id="list4520253599835019749" text:style-name="L7">
        <text:list-item>
          <text:list>
            <text:list-item>
              <text:list>
                <text:list-item>
                  <text:p text:style-name="P71">from Browsevar when it's possible, we can only edit the variable's name and it's value</text:p>
                </text:list-item>
                <text:list-item>
                  <text:p text:style-name="P71">with Editvar (this point will be developed later)</text:p>
                </text:list-item>
              </text:list>
            </text:list-item>
          </text:list>
        </text:list-item>
      </text:list>
      <text:p text:style-name="P4"/>
      <text:p text:style-name="P4"><text:tab/></text:p>
      <text:p text:style-name="P4"><text:tab/><text:span text:style-name="T22">* Data importation:</text:span></text:p>
      <text:p text:style-name="P4"><text:tab/>It enable the user to import different types of data (known by Scilab).</text:p>
      <text:p text:style-name="P4"><text:tab/>On the menu bar a button "<text:span text:style-name="T23">Import</text:span>" will enable to import data into a variable.</text:p>
      <text:p text:style-name="P4"><text:tab/>A click on button "<text:span text:style-name="T23">Import</text:span>" will open a file chooser in which the user can select the file <text:tab/>(data) to import.</text:p>
      <text:p text:style-name="P4"><text:tab/>The selected file will be loaded, if Scilab can interpret it a new variable will be created <text:tab/>according to the type of data. </text:p>
      <text:p text:style-name="P4"><text:tab/>If Scilab can not interpret, we can imagine to interpret the content of the file as a string <text:tab/>variable. </text:p>
      <text:p text:style-name="P4"/>
      <text:p text:style-name="P4"/>
      <text:p text:style-name="P4"><text:tab/><text:span text:style-name="T22">* Variable exportation:</text:span></text:p>
      <text:p text:style-name="P4"><text:tab/>It enable the user to export a variable which will be saved into a file that Scilab can export:</text:p>
      <text:list xml:id="list2546516144402408612" text:style-name="L8">
        <text:list-item>
          <text:list>
            <text:list-item>
              <text:p text:style-name="P72">SCI files</text:p>
            </text:list-item>
            <text:list-item>
              <text:p text:style-name="P72">binary files</text:p>
            </text:list-item>
            <text:list-item>
              <text:p text:style-name="P72">...</text:p>
            </text:list-item>
          </text:list>
        </text:list-item>
      </text:list>
      <text:p text:style-name="P4"/>
      <text:p text:style-name="P4"><text:tab/></text:p>
      <text:p text:style-name="P4"><text:soft-page-break/><text:tab/><text:span text:style-name="T22">* Variable filter:</text:span></text:p>
      <text:p text:style-name="P4"><text:tab/>This function allows the user to display variables in Browsevar according to his preferences.</text:p>
      <text:p text:style-name="P4"><text:tab/>Like this we can configure our preferences by selecting <text:span text:style-name="T20">N</text:span><text:span text:style-name="T14">ame</text:span><text:span text:style-name="T2">, </text:span><text:span text:style-name="T14">Value</text:span><text:span text:style-name="T2">, </text:span><text:span text:style-name="T14">Type</text:span><text:span text:style-name="T2">, </text:span><text:span text:style-name="T14">Local/Global</text:span><text:span text:style-name="T15">,</text:span><text:span text:style-name="T14"> <text:s/><text:tab/>Size</text:span><text:span text:style-name="T2"> and </text:span><text:span text:style-name="T14">Bytes used.</text:span> </text:p>
      <text:p text:style-name="P4"><text:tab/>For example: the user wants to display all variables of type String, which starts with the <text:tab/>letter 'a' and with a size bigger than 5.</text:p>
      <text:p text:style-name="P4"><text:tab/></text:p>
      <text:p text:style-name="P2"><text:tab/></text:p>
      <text:p text:style-name="P2"><text:tab/>We also have '<text:span text:style-name="T20">secondary functions</text:span>' on variables:</text:p>
      <text:list xml:id="list2542208186050360555" text:style-name="L9">
        <text:list-item>
          <text:list>
            <text:list-item>
              <text:p text:style-name="P74">save as...<text:tab/></text:p>
            </text:list-item>
            <text:list-item>
              <text:p text:style-name="P74">rename</text:p>
            </text:list-item>
            <text:list-item>
              <text:p text:style-name="P74">duplicate</text:p>
            </text:list-item>
          </text:list>
        </text:list-item>
      </text:list>
      <text:p text:style-name="P48"><text:span text:style-name="T21">Editvar side</text:span>:</text:p>
      <text:p text:style-name="P2"/>
      <text:p text:style-name="P4"><text:tab/>Editvar will be a dockable window using the Scilab docking system.</text:p>
      <text:p text:style-name="P4"><text:tab/>This window will contain a menu bar, with the following features:</text:p>
      <text:p text:style-name="P4"><text:tab/><text:tab/>=&gt; Edit variables contents by cut/copy/paste actions</text:p>
      <text:p text:style-name="P4"><text:tab/><text:tab/>=&gt; Export variable</text:p>
      <text:p text:style-name="P4"><text:tab/><text:tab/>=&gt; Print data</text:p>
      <text:p text:style-name="P2"/>
      <text:p text:style-name="P4"><text:tab/>Below this menu bar we will have a table which contain data of variables.</text:p>
      <text:p text:style-name="P4"><text:tab/>The representation of the data varies according to it's type and it's depth. The representations <text:tab/>are the <text:tab/>following ones:</text:p>
      <text:list xml:id="list4793075634775253006" text:style-name="L10">
        <text:list-item>
          <text:list>
            <text:list-item>
              <text:p text:style-name="P73">for data with a depth of 0 we will have a table.</text:p>
              <text:p text:style-name="P73">For example: </text:p>
              <text:p text:style-name="P75">dm = {23,57,76;14,18,25;90,44,77}</text:p>
              <text:p text:style-name="P73">a simple matrix of doubles will be represented like this</text:p>
              <text:p text:style-name="P73"/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C"/>
        <table:table-column table:style-name="Table7.G"/>
        <table:table-row>
          <table:table-cell table:style-name="Table7.A1" table:number-columns-spanned="7" office:value-type="string">
            <text:p text:style-name="P41">dm &lt;double[], 3*3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40"/>
          </table:table-cell>
          <table:table-cell table:style-name="Table7.A2" office:value-type="string">
            <text:p text:style-name="P40">A</text:p>
          </table:table-cell>
          <table:table-cell table:style-name="Table7.A2" office:value-type="string">
            <text:p text:style-name="P40">B</text:p>
          </table:table-cell>
          <table:table-cell table:style-name="Table7.A2" office:value-type="string">
            <text:p text:style-name="P40">C</text:p>
          </table:table-cell>
          <table:table-cell table:style-name="Table7.A2" office:value-type="string">
            <text:p text:style-name="P40">D</text:p>
          </table:table-cell>
          <table:table-cell table:style-name="Table7.A2" office:value-type="string">
            <text:p text:style-name="P40">E</text:p>
          </table:table-cell>
          <table:table-cell table:style-name="Table7.G2" office:value-type="string">
            <text:p text:style-name="P40">...</text:p>
          </table:table-cell>
        </table:table-row>
        <table:table-row>
          <table:table-cell table:style-name="Table7.A3" office:value-type="float" office:value="1">
            <text:p text:style-name="P40">1</text:p>
          </table:table-cell>
          <table:table-cell table:style-name="Table7.B3" office:value-type="float" office:value="23">
            <text:p text:style-name="P40">23</text:p>
          </table:table-cell>
          <table:table-cell table:style-name="Table7.B3" office:value-type="float" office:value="57">
            <text:p text:style-name="P40">57</text:p>
          </table:table-cell>
          <table:table-cell table:style-name="Table7.B3" office:value-type="float" office:value="76">
            <text:p text:style-name="P40">76</text:p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G3" office:value-type="string">
            <text:p text:style-name="P40"/>
          </table:table-cell>
        </table:table-row>
        <table:table-row>
          <table:table-cell table:style-name="Table7.A3" office:value-type="float" office:value="2">
            <text:p text:style-name="P40">2</text:p>
          </table:table-cell>
          <table:table-cell table:style-name="Table7.B3" office:value-type="float" office:value="14">
            <text:p text:style-name="P40">14</text:p>
          </table:table-cell>
          <table:table-cell table:style-name="Table7.B3" office:value-type="float" office:value="18">
            <text:p text:style-name="P40">18</text:p>
          </table:table-cell>
          <table:table-cell table:style-name="Table7.B3" office:value-type="float" office:value="25">
            <text:p text:style-name="P40">25</text:p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G3" office:value-type="string">
            <text:p text:style-name="P40"/>
          </table:table-cell>
        </table:table-row>
        <table:table-row>
          <table:table-cell table:style-name="Table7.A3" office:value-type="float" office:value="3">
            <text:p text:style-name="P40">3</text:p>
          </table:table-cell>
          <table:table-cell table:style-name="Table7.B3" office:value-type="float" office:value="90">
            <text:p text:style-name="P40">90</text:p>
          </table:table-cell>
          <table:table-cell table:style-name="Table7.B3" office:value-type="float" office:value="44">
            <text:p text:style-name="P40">44</text:p>
          </table:table-cell>
          <table:table-cell table:style-name="Table7.B3" office:value-type="float" office:value="77">
            <text:p text:style-name="P40">77</text:p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G3" office:value-type="string">
            <text:p text:style-name="P40"/>
          </table:table-cell>
        </table:table-row>
        <table:table-row>
          <table:table-cell table:style-name="Table7.A3" office:value-type="float" office:value="4">
            <text:p text:style-name="P40">4</text:p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G3" office:value-type="string">
            <text:p text:style-name="P40"/>
          </table:table-cell>
        </table:table-row>
        <table:table-row>
          <table:table-cell table:style-name="Table7.A3" office:value-type="float" office:value="5">
            <text:p text:style-name="P40">5</text:p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G3" office:value-type="string">
            <text:p text:style-name="P40"/>
          </table:table-cell>
        </table:table-row>
        <table:table-row>
          <table:table-cell table:style-name="Table7.A2" office:value-type="string">
            <text:p text:style-name="P40">...</text:p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G3" office:value-type="string">
            <text:p text:style-name="P40"/>
          </table:table-cell>
        </table:table-row>
      </table:table>
      <text:list xml:id="list507834626" text:continue-numbering="true" text:style-name="L10">
        <text:list-item>
          <text:list>
            <text:list-header>
              <text:p text:style-name="P73"/>
            </text:list-header>
          </text:list>
        </text:list-item>
      </text:list>
      <text:p text:style-name="P4"><text:tab/><text:tab/></text:p>
      <text:p text:style-name="P4"/>
      <text:list xml:id="list1170683219" text:continue-numbering="true" text:style-name="L10">
        <text:list-item>
          <text:list>
            <text:list-item>
              <text:p text:style-name="P73">for data with depth upper than 0, the representation will be organized like folders <text:span text:style-name="T2">containing tables (with in-depth/out-depth navigation).</text:span></text:p>
              <text:p text:style-name="P67">For example: </text:p>
              <text:p text:style-name="P68">c=cell(2,1)<text:tab/><text:tab/><text:tab/><text:tab/><text:tab/><text:span text:style-name="T32">(creation of a cell of 2 rows and 1 column)</text:span></text:p>
              <text:p text:style-name="P68">c(1).entries= ['long','life','to','Scilab']<text:tab/><text:span text:style-name="T32">(insertion of a string matrix in the cell)</text:span></text:p>
              <text:p text:style-name="P68">c(2).entries= [1,2,3,4]<text:tab/><text:tab/><text:tab/><text:span text:style-name="T32">(insertion of a doubles matrix in the cell)</text:span></text:p>
              <text:p text:style-name="P65"/>
              <text:p text:style-name="P65">the cell will be represented in the following way:</text:p>
              <text:p text:style-name="P65"/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table:number-columns-spanned="6" office:value-type="string">
            <text:p text:style-name="P51">c(2,1) &lt;cell, 2*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42">Name</text:p>
          </table:table-cell>
          <table:table-cell table:style-name="Table8.A2" office:value-type="string">
            <text:p text:style-name="P42">Value</text:p>
          </table:table-cell>
          <table:table-cell table:style-name="Table8.A2" office:value-type="string">
            <text:p text:style-name="P42">Type</text:p>
          </table:table-cell>
          <table:table-cell table:style-name="Table8.A2" office:value-type="string">
            <text:p text:style-name="P42">Global/Local</text:p>
          </table:table-cell>
          <table:table-cell table:style-name="Table8.A2" office:value-type="string">
            <text:p text:style-name="P42">Size</text:p>
          </table:table-cell>
          <table:table-cell table:style-name="Table8.F2" office:value-type="string">
            <text:p text:style-name="P42">Bytes used</text:p>
          </table:table-cell>
        </table:table-row>
        <table:table-row>
          <table:table-cell table:style-name="Table8.A2" office:value-type="string">
            <text:p text:style-name="P45">c(1)</text:p>
          </table:table-cell>
          <table:table-cell table:style-name="Table8.A2" office:value-type="string">
            <text:p text:style-name="P45">['long',...]</text:p>
          </table:table-cell>
          <table:table-cell table:style-name="Table8.A2" office:value-type="string">
            <text:p text:style-name="P45">string[]</text:p>
          </table:table-cell>
          <table:table-cell table:style-name="Table8.A2" office:value-type="string">
            <text:p text:style-name="P45">local</text:p>
          </table:table-cell>
          <table:table-cell table:style-name="Table8.A2" office:value-type="string">
            <text:p text:style-name="P45">1*4</text:p>
          </table:table-cell>
          <table:table-cell table:style-name="Table8.F3" office:value-type="float" office:value="104">
            <text:p text:style-name="P45">104</text:p>
          </table:table-cell>
        </table:table-row>
        <table:table-row>
          <table:table-cell table:style-name="Table8.A2" office:value-type="string">
            <text:p text:style-name="P45">c(2)</text:p>
          </table:table-cell>
          <table:table-cell table:style-name="Table8.A2" office:value-type="string">
            <text:p text:style-name="P45">[1,2,...]</text:p>
          </table:table-cell>
          <table:table-cell table:style-name="Table8.A2" office:value-type="string">
            <text:p text:style-name="P45">double[]</text:p>
          </table:table-cell>
          <table:table-cell table:style-name="Table8.A2" office:value-type="string">
            <text:p text:style-name="P45">local</text:p>
          </table:table-cell>
          <table:table-cell table:style-name="Table8.A2" office:value-type="string">
            <text:p text:style-name="P45">1*4</text:p>
          </table:table-cell>
          <table:table-cell table:style-name="Table8.F3" office:value-type="float" office:value="48">
            <text:p text:style-name="P45">48</text:p>
          </table:table-cell>
        </table:table-row>
      </table:table>
      <text:list xml:id="list521825134" text:continue-numbering="true" text:style-name="L10">
        <text:list-item>
          <text:list>
            <text:list-header>
              <text:p text:style-name="P65"/>
            </text:list-header>
          </text:list>
        </text:list-item>
      </text:list>
      <text:p text:style-name="P10"/>
      <text:list xml:id="list85950005" text:continue-numbering="true" text:style-name="L10">
        <text:list-item>
          <text:list>
            <text:list-header>
              <text:p text:style-name="P68"><text:span text:style-name="T32">Here we have a cell which contains a string matrix and a double matrix. If the user wants to alter an element of the cell, he will have to double-click on a row. For example, change values of </text:span><text:span text:style-name="T33">c(2)</text:span><text:span text:style-name="T34">.</text:span></text:p>
            </text:list-header>
          </text:list>
        </text:list-item>
      </text:list>
      <text:p text:style-name="P11"/>
      <text:list xml:id="list1546860466" text:continue-numbering="true" text:style-name="L10">
        <text:list-item>
          <text:list>
            <text:list-header>
              <text:p text:style-name="P66"/>
            </text:list-header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C"/>
        <table:table-column table:style-name="Table9.G"/>
        <text:soft-page-break/>
        <table:table-row>
          <table:table-cell table:style-name="Table9.A1" table:number-columns-spanned="7" office:value-type="string">
            <text:p text:style-name="P41">c(1) &lt;double[], 1*4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40"/>
          </table:table-cell>
          <table:table-cell table:style-name="Table9.A2" office:value-type="string">
            <text:p text:style-name="P40">A</text:p>
          </table:table-cell>
          <table:table-cell table:style-name="Table9.A2" office:value-type="string">
            <text:p text:style-name="P40">B</text:p>
          </table:table-cell>
          <table:table-cell table:style-name="Table9.A2" office:value-type="string">
            <text:p text:style-name="P40">C</text:p>
          </table:table-cell>
          <table:table-cell table:style-name="Table9.A2" office:value-type="string">
            <text:p text:style-name="P40">D</text:p>
          </table:table-cell>
          <table:table-cell table:style-name="Table9.A2" office:value-type="string">
            <text:p text:style-name="P40">E</text:p>
          </table:table-cell>
          <table:table-cell table:style-name="Table9.G2" office:value-type="string">
            <text:p text:style-name="P40">...</text:p>
          </table:table-cell>
        </table:table-row>
        <table:table-row>
          <table:table-cell table:style-name="Table9.A3" office:value-type="float" office:value="1">
            <text:p text:style-name="P40">1</text:p>
          </table:table-cell>
          <table:table-cell table:style-name="Table9.B3" office:value-type="float" office:value="1">
            <text:p text:style-name="P40">1</text:p>
          </table:table-cell>
          <table:table-cell table:style-name="Table9.B3" office:value-type="float" office:value="2">
            <text:p text:style-name="P40">2</text:p>
          </table:table-cell>
          <table:table-cell table:style-name="Table9.B3" office:value-type="float" office:value="3">
            <text:p text:style-name="P40">3</text:p>
          </table:table-cell>
          <table:table-cell table:style-name="Table9.B3" office:value-type="float" office:value="4">
            <text:p text:style-name="P40">4</text:p>
          </table:table-cell>
          <table:table-cell table:style-name="Table9.F3" office:value-type="string">
            <text:p text:style-name="P40"/>
          </table:table-cell>
          <table:table-cell table:style-name="Table9.G3" office:value-type="string">
            <text:p text:style-name="P40"/>
          </table:table-cell>
        </table:table-row>
        <table:table-row>
          <table:table-cell table:style-name="Table9.A3" office:value-type="float" office:value="2">
            <text:p text:style-name="P40">2</text:p>
          </table:table-cell>
          <table:table-cell table:style-name="Table9.B3">
            <text:p text:style-name="P40"/>
          </table:table-cell>
          <table:table-cell table:style-name="Table9.B3">
            <text:p text:style-name="P40"/>
          </table:table-cell>
          <table:table-cell table:style-name="Table9.B3">
            <text:p text:style-name="P40"/>
          </table:table-cell>
          <table:table-cell table:style-name="Table9.F3" office:value-type="string">
            <text:p text:style-name="P40"/>
          </table:table-cell>
          <table:table-cell table:style-name="Table9.F3" office:value-type="string">
            <text:p text:style-name="P40"/>
          </table:table-cell>
          <table:table-cell table:style-name="Table9.G3" office:value-type="string">
            <text:p text:style-name="P40"/>
          </table:table-cell>
        </table:table-row>
        <table:table-row>
          <table:table-cell table:style-name="Table9.A2" office:value-type="string">
            <text:p text:style-name="P40">...</text:p>
          </table:table-cell>
          <table:table-cell table:style-name="Table9.B3">
            <text:p text:style-name="P40"/>
          </table:table-cell>
          <table:table-cell table:style-name="Table9.B3">
            <text:p text:style-name="P40"/>
          </table:table-cell>
          <table:table-cell table:style-name="Table9.B3">
            <text:p text:style-name="P40"/>
          </table:table-cell>
          <table:table-cell table:style-name="Table9.F3" office:value-type="string">
            <text:p text:style-name="P40"/>
          </table:table-cell>
          <table:table-cell table:style-name="Table9.F3" office:value-type="string">
            <text:p text:style-name="P40"/>
          </table:table-cell>
          <table:table-cell table:style-name="Table9.G3" office:value-type="string">
            <text:p text:style-name="P40"/>
          </table:table-cell>
        </table:table-row>
      </table:table>
      <text:p text:style-name="P10"/>
      <text:p text:style-name="P8"><text:tab/>Thus an explorer will allow the user to navigate through the data.</text:p>
      <text:list xml:id="list740958695" text:continue-numbering="true" text:style-name="L10">
        <text:list-item>
          <text:list>
            <text:list-header>
              <text:p text:style-name="P67"/>
            </text:list-header>
            <text:list-item>
              <text:p text:style-name="P67">sparse matrix will be represented in a table, in this way:</text:p>
              <text:p text:style-name="P84">For example: <text:span text:style-name="T23">sp=sparse([1,2;4,5;3,10],[1,2,3])</text:span> </text:p>
              <text:p text:style-name="P84"/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float" office:value="0">
            <text:p text:style-name="P44">sp &lt;sparse, 3*2&gt;</text:p>
          </table:table-cell>
          <table:covered-table-cell/>
          <table:covered-table-cell/>
        </table:table-row>
        <table:table-row>
          <table:table-cell table:style-name="Table3.A2">
            <text:p text:style-name="P43"/>
          </table:table-cell>
          <table:table-cell table:style-name="Table3.A2" office:value-type="float" office:value="0">
            <text:p text:style-name="P43">1</text:p>
          </table:table-cell>
          <table:table-cell table:style-name="Table3.C2" office:value-type="float" office:value="0">
            <text:p text:style-name="P43">2</text:p>
          </table:table-cell>
        </table:table-row>
        <table:table-row>
          <table:table-cell table:style-name="Table3.A2" office:value-type="float" office:value="0">
            <text:p text:style-name="P43">1</text:p>
          </table:table-cell>
          <table:table-cell table:style-name="Table3.B3" office:value-type="float" office:value="-1.2">
            <text:p text:style-name="P43">(1,2)</text:p>
          </table:table-cell>
          <table:table-cell table:style-name="Table3.C3" office:value-type="float" office:value="0">
            <text:p text:style-name="P43">1</text:p>
          </table:table-cell>
        </table:table-row>
        <table:table-row>
          <table:table-cell table:style-name="Table3.A2" office:value-type="float" office:value="0">
            <text:p text:style-name="P43">2</text:p>
          </table:table-cell>
          <table:table-cell table:style-name="Table3.B3" office:value-type="float" office:value="-3.1">
            <text:p text:style-name="P43">(3,10)</text:p>
          </table:table-cell>
          <table:table-cell table:style-name="Table3.C3" office:value-type="float" office:value="0">
            <text:p text:style-name="P43">3</text:p>
          </table:table-cell>
        </table:table-row>
        <table:table-row>
          <table:table-cell table:style-name="Table3.A2" office:value-type="float" office:value="0">
            <text:p text:style-name="P43">3</text:p>
          </table:table-cell>
          <table:table-cell table:style-name="Table3.B3" office:value-type="float" office:value="-4.5">
            <text:p text:style-name="P43">(4,5)</text:p>
          </table:table-cell>
          <table:table-cell table:style-name="Table3.C3" office:value-type="float" office:value="0">
            <text:p text:style-name="P43">2</text:p>
          </table:table-cell>
        </table:table-row>
      </table:table>
      <text:list xml:id="list129255127" text:continue-numbering="true" text:style-name="L10">
        <text:list-item>
          <text:list>
            <text:list-header>
              <text:p text:style-name="P84"/>
            </text:list-header>
          </text:list>
        </text:list-item>
      </text:list>
      <text:p text:style-name="P2"/>
      <text:p text:style-name="P2"><text:tab/><text:span text:style-name="T13">Data manipulation</text:span><text:span text:style-name="T2">: </text:span></text:p>
      <text:p text:style-name="P5"/>
      <text:list xml:id="list3408078448891937430" text:style-name="L11">
        <text:list-item>
          <text:list>
            <text:list-item>
              <text:list>
                <text:list-item>
                  <text:p text:style-name="P59">we can alter variables by copying and pasting data (from Calc or Excel for example)</text:p>
                </text:list-item>
                <text:list-item>
                  <text:p text:style-name="P59">for one variable we have one instance of Editvar</text:p>
                </text:list-item>
                <text:list-item>
                  <text:p text:style-name="P59">all changes made on variables by Editvar will update Browsevar and those variables in Scilab. In consequence no need to refresh or close and re-open the windows to update changes, which is the case today.</text:p>
                </text:list-item>
              </text:list>
            </text:list-item>
          </text:list>
        </text:list-item>
      </text:list>
      <text:p text:style-name="P5"/>
      <text:p text:style-name="P5"/>
      <text:p text:style-name="P5"><text:tab/><text:span text:style-name="T21">Data manipulation during the use of a variable</text:span>: </text:p>
      <text:p text:style-name="P5"><text:tab/><text:tab/></text:p>
      <text:p text:style-name="P5"><text:tab/>We have 2 solutions:<text:tab/></text:p>
      <text:list xml:id="list8853767566321419699" text:style-name="L12">
        <text:list-item>
          <text:list>
            <text:list-item>
              <text:p text:style-name="P60">we can not edit the variable when it is used by Scilab, so we return an error message (''<text:span text:style-name="T23">Can not edit variable currently used by Scilab</text:span>'').</text:p>
            </text:list-item>
            <text:list-item>
              <text:p text:style-name="P60">modifications on a variable are possible, but taken into account the modification only once Scilab has finished its calculations on this variable.</text:p>
            </text:list-item>
          </text:list>
        </text:list-item>
      </text:list>
      <text:p text:style-name="P5"/>
      <text:p text:style-name="P5"><text:tab/>The second solution seems to be the good one, that prevents of blocking users while long <text:tab/>calculations are made.</text:p>
      <text:list xml:id="list1379089587" text:continue-numbering="true" text:style-name="L12">
        <text:list-item>
          <text:list>
            <text:list-header>
              <text:p text:style-name="P60"/>
            </text:list-header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21">Actions on data</text:span>:</text:p>
      <text:p text:style-name="P5"><text:tab/></text:p>
      <text:p text:style-name="P5"><text:tab/>Editvar will be able to propose a panel of actions on data (available with the context menu): </text:p>
      <text:list xml:id="list5974722885203547963" text:style-name="L13">
        <text:list-item>
          <text:list>
            <text:list-item>
              <text:p text:style-name="P61">general actions like:</text:p>
              <text:p text:style-name="P61"><text:soft-page-break/>+ cut/copy/paste data</text:p>
              <text:p text:style-name="P61">+ paste data to Scilab console</text:p>
              <text:p text:style-name="P61">+ insert or delete rows and columns</text:p>
              <text:p text:style-name="P61">+ clear the content of selected cells</text:p>
              <text:p text:style-name="P61">+ create a variable from the selected cells</text:p>
            </text:list-item>
          </text:list>
        </text:list-item>
      </text:list>
      <text:p text:style-name="P5"/>
      <text:list xml:id="list661823853" text:continue-numbering="true" text:style-name="L13">
        <text:list-item>
          <text:list>
            <text:list-item>
              <text:p text:style-name="P61">actions according to the type of data (we must make a list)</text:p>
              <text:p text:style-name="P61">For example: for data of type double we can have actions like <text:span text:style-name="T20">rand</text:span>, <text:span text:style-name="T20">plot</text:span>, <text:span text:style-name="T20">bar</text:span>, <text:span text:style-name="T20">pie</text:span>, <text:span text:style-name="T20">sort</text:span>, <text:span text:style-name="T20">ones</text:span>...</text:p>
            </text:list-item>
          </text:list>
        </text:list-item>
      </text:list>
      <text:p text:style-name="P5"/>
      <text:p text:style-name="P5"><text:tab/></text:p>
      <text:p text:style-name="P5"><text:tab/><text:span text:style-name="T21">Expression evaluation</text:span>:</text:p>
      <text:p text:style-name="P5"><text:tab/></text:p>
      <text:p text:style-name="P5"><text:tab/>Cells of table can have 2 kinds of display:</text:p>
      <text:p text:style-name="P5"><text:tab/></text:p>
      <text:list xml:id="list1756548756612690986" text:style-name="L14">
        <text:list-item>
          <text:list>
            <text:list-item>
              <text:p text:style-name="P62">masked: which contains a calculable expression in Scilab</text:p>
              <text:p text:style-name="P62">For example: the expression <text:span text:style-name="T24">1+2</text:span> (with variable type of double)</text:p>
            </text:list-item>
          </text:list>
        </text:list-item>
      </text:list>
      <text:p text:style-name="P5"/>
      <text:list xml:id="list5187765631263176865" text:style-name="L15">
        <text:list-item>
          <text:list>
            <text:list-item>
              <text:p text:style-name="P63">interpreted: which will interpret the content of the cell</text:p>
              <text:p text:style-name="P63">For example: if the we keep the previous example, the interpreted display will be <text:span text:style-name="T24">3</text:span>.</text:p>
            </text:list-item>
          </text:list>
        </text:list-item>
      </text:list>
      <text:p text:style-name="P5"/>
      <text:p text:style-name="P5"><text:tab/>The <text:span text:style-name="T20">default display</text:span> will be the <text:span text:style-name="T20">interpreted display</text:span>, and if we want to alter the masked <text:tab/>display a double-click on the cell will show the masked display.</text:p>
      <text:p text:style-name="P5"><text:tab/>Another solution can be a field above the table which display the masked display when the <text:tab/>focus is on a cell. </text:p>
      <text:p text:style-name="P5"><text:tab/><text:tab/><text:tab/><text:tab/><text:tab/><text:tab/> <text:s text:c="2"/><text:span text:style-name="T35"><text:s text:c="2"/></text:span><text:span text:style-name="T36"><text:s text:c="2"/>- Masked display -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45"/>
          </table:table-cell>
          <table:table-cell table:style-name="Table10.A1" office:value-type="string">
            <text:p text:style-name="P45">A</text:p>
          </table:table-cell>
          <table:table-cell table:style-name="Table10.A1" office:value-type="string">
            <text:p text:style-name="P45">B</text:p>
          </table:table-cell>
          <table:table-cell table:style-name="Table10.D1" office:value-type="string">
            <text:p text:style-name="P45">...</text:p>
          </table:table-cell>
        </table:table-row>
        <table:table-row>
          <table:table-cell table:style-name="Table10.A2" office:value-type="float" office:value="1">
            <text:p text:style-name="P45">1</text:p>
          </table:table-cell>
          <table:table-cell table:style-name="Table10.B2" table:formula="ooow:1+2" office:value-type="float" office:value="3">
            <text:p text:style-name="P52">= 1+2</text:p>
          </table:table-cell>
          <table:table-cell table:style-name="Table10.C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float" office:value="2">
            <text:p text:style-name="P45">2</text:p>
          </table:table-cell>
          <table:table-cell table:style-name="Table10.C2" office:value-type="string">
            <text:p text:style-name="P45"/>
          </table:table-cell>
          <table:table-cell table:style-name="Table10.C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4" office:value-type="string">
            <text:p text:style-name="P45">...</text:p>
          </table:table-cell>
          <table:table-cell table:style-name="Table10.C2" office:value-type="string">
            <text:p text:style-name="P45"/>
          </table:table-cell>
          <table:table-cell table:style-name="Table10.C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</table:table>
      <text:p text:style-name="P5"/>
      <text:p text:style-name="P17"><text:s text:c="22"/>- Interpreted display -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45"/>
          </table:table-cell>
          <table:table-cell table:style-name="Table11.A1" office:value-type="string">
            <text:p text:style-name="P45">A</text:p>
          </table:table-cell>
          <table:table-cell table:style-name="Table11.A1" office:value-type="string">
            <text:p text:style-name="P45">B</text:p>
          </table:table-cell>
          <table:table-cell table:style-name="Table11.D1" office:value-type="string">
            <text:p text:style-name="P45">...</text:p>
          </table:table-cell>
        </table:table-row>
        <table:table-row>
          <table:table-cell table:style-name="Table11.A2" office:value-type="float" office:value="1">
            <text:p text:style-name="P45">1</text:p>
          </table:table-cell>
          <table:table-cell table:style-name="Table11.B2" table:formula="ooow:1+2" office:value-type="float" office:value="3">
            <text:p text:style-name="P53">3</text:p>
          </table:table-cell>
          <table:table-cell table:style-name="Table11.C2" office:value-type="string">
            <text:p text:style-name="P45"/>
          </table:table-cell>
          <table:table-cell table:style-name="Table11.D2" office:value-type="string">
            <text:p text:style-name="P45"/>
          </table:table-cell>
        </table:table-row>
        <table:table-row>
          <table:table-cell table:style-name="Table11.A2" office:value-type="float" office:value="2">
            <text:p text:style-name="P45">2</text:p>
          </table:table-cell>
          <table:table-cell table:style-name="Table11.C2" office:value-type="string">
            <text:p text:style-name="P45"/>
          </table:table-cell>
          <table:table-cell table:style-name="Table11.C2" office:value-type="string">
            <text:p text:style-name="P45"/>
          </table:table-cell>
          <table:table-cell table:style-name="Table11.D2" office:value-type="string">
            <text:p text:style-name="P45"/>
          </table:table-cell>
        </table:table-row>
        <table:table-row>
          <table:table-cell table:style-name="Table11.A4" office:value-type="string">
            <text:p text:style-name="P45">...</text:p>
          </table:table-cell>
          <table:table-cell table:style-name="Table11.C2" office:value-type="string">
            <text:p text:style-name="P45"/>
          </table:table-cell>
          <table:table-cell table:style-name="Table11.C2" office:value-type="string">
            <text:p text:style-name="P45"/>
          </table:table-cell>
          <table:table-cell table:style-name="Table11.D2" office:value-type="string">
            <text:p text:style-name="P45"/>
          </table:table-cell>
        </table:table-row>
      </table:table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><text:tab/><text:span text:style-name="T21">Editvar to Editor</text:span>:</text:p>
      <text:p text:style-name="P5"/>
      <text:p text:style-name="P5"><text:tab/>An interesting functionality would be to paste data from Editvar to Editor.</text:p>
      <text:p text:style-name="P5"><text:tab/>For example: we have a variable <text:span text:style-name="T24">var</text:span> of type <text:span text:style-name="T20">double</text:span> which contains,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>
            <text:p text:style-name="P45"/>
          </table:table-cell>
          <table:table-cell table:style-name="Table4.B1" office:value-type="string">
            <text:p text:style-name="P45">A</text:p>
          </table:table-cell>
          <table:table-cell table:style-name="Table4.B1" office:value-type="string">
            <text:p text:style-name="P45">B</text:p>
          </table:table-cell>
          <table:table-cell table:style-name="Table4.D1" office:value-type="string">
            <text:p text:style-name="P45">C</text:p>
          </table:table-cell>
        </table:table-row>
        <text:soft-page-break/>
        <table:table-row>
          <table:table-cell table:style-name="Table4.A2" office:value-type="float" office:value="1">
            <text:p text:style-name="P45">1</text:p>
          </table:table-cell>
          <table:table-cell table:style-name="Table4.B2" office:value-type="float" office:value="1">
            <text:p text:style-name="P45">1</text:p>
          </table:table-cell>
          <table:table-cell table:style-name="Table4.B2" office:value-type="float" office:value="2">
            <text:p text:style-name="P45">2</text:p>
          </table:table-cell>
          <table:table-cell table:style-name="Table4.D2" office:value-type="float" office:value="3">
            <text:p text:style-name="P45">3</text:p>
          </table:table-cell>
        </table:table-row>
        <table:table-row>
          <table:table-cell table:style-name="Table4.A2" office:value-type="float" office:value="2">
            <text:p text:style-name="P45">2</text:p>
          </table:table-cell>
          <table:table-cell table:style-name="Table4.B2" office:value-type="float" office:value="4">
            <text:p text:style-name="P45">4</text:p>
          </table:table-cell>
          <table:table-cell table:style-name="Table4.B2" office:value-type="float" office:value="5">
            <text:p text:style-name="P45">5</text:p>
          </table:table-cell>
          <table:table-cell table:style-name="Table4.D2" office:value-type="float" office:value="6">
            <text:p text:style-name="P45">6</text:p>
          </table:table-cell>
        </table:table-row>
        <table:table-row>
          <table:table-cell table:style-name="Table4.A2" office:value-type="float" office:value="3">
            <text:p text:style-name="P45">3</text:p>
          </table:table-cell>
          <table:table-cell table:style-name="Table4.B2" office:value-type="float" office:value="7">
            <text:p text:style-name="P45">7</text:p>
          </table:table-cell>
          <table:table-cell table:style-name="Table4.B2" office:value-type="float" office:value="8">
            <text:p text:style-name="P45">8</text:p>
          </table:table-cell>
          <table:table-cell table:style-name="Table4.D2" office:value-type="float" office:value="9">
            <text:p text:style-name="P45">9</text:p>
          </table:table-cell>
        </table:table-row>
      </table:table>
      <text:p text:style-name="P5"/>
      <text:p text:style-name="P5"><text:tab/>function <text:span text:style-name="T20">paste to editor</text:span> will write in Editor </text:p>
      <text:p text:style-name="P5"/>
      <text:p text:style-name="P5"><text:tab/><text:span text:style-name="T23">var = [1,2,3</text:span></text:p>
      <text:p text:style-name="P12"><text:tab/> <text:s text:c="10"/>4,5,6</text:p>
      <text:p text:style-name="P5"><text:span text:style-name="T23"><text:tab/> <text:s text:c="10"/>7,8,9]</text:span><text:tab/></text:p>
      <text:p text:style-name="P5"/>
      <text:p text:style-name="P5"><text:tab/>This could be interesting for huge matrix or any kind of data which are long and painful to <text:tab/>type.</text:p>
      <text:p text:style-name="P5"/>
      <text:p text:style-name="P5"/>
      <text:p text:style-name="P5"><text:tab/><text:span text:style-name="T21">References between cells</text:span>:</text:p>
      <text:p text:style-name="P5"/>
      <text:p text:style-name="P5"><text:tab/>References on cells allow to use data of a cell in another cell.</text:p>
      <text:p text:style-name="P5"><text:tab/>For example: in cell <text:span text:style-name="T24">A4</text:span><text:span text:style-name="T32"> we calculate the cosinus of the value in cell </text:span><text:span text:style-name="T24">C1</text:span></text:p>
      <text:p text:style-name="P13"/>
      <text:p text:style-name="P17"><text:s text:c="26"/>- Masked display -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5"/>
          </table:table-cell>
          <table:table-cell table:style-name="Table5.A1" office:value-type="string">
            <text:p text:style-name="P45">A</text:p>
          </table:table-cell>
          <table:table-cell table:style-name="Table5.A1" office:value-type="string">
            <text:p text:style-name="P45">B</text:p>
          </table:table-cell>
          <table:table-cell table:style-name="Table5.D1" office:value-type="string">
            <text:p text:style-name="P45">C</text:p>
          </table:table-cell>
        </table:table-row>
        <table:table-row>
          <table:table-cell table:style-name="Table5.A2" office:value-type="float" office:value="1">
            <text:p text:style-name="P45">1</text:p>
          </table:table-cell>
          <table:table-cell table:style-name="Table5.B2" office:value-type="float" office:value="1">
            <text:p text:style-name="P45">1</text:p>
          </table:table-cell>
          <table:table-cell table:style-name="Table5.B2" office:value-type="float" office:value="2">
            <text:p text:style-name="P45">2</text:p>
          </table:table-cell>
          <table:table-cell table:style-name="Table5.D2" office:value-type="float" office:value="3">
            <text:p text:style-name="P45">3</text:p>
          </table:table-cell>
        </table:table-row>
        <table:table-row>
          <table:table-cell table:style-name="Table5.A2" office:value-type="float" office:value="2">
            <text:p text:style-name="P45">2</text:p>
          </table:table-cell>
          <table:table-cell table:style-name="Table5.B2" office:value-type="float" office:value="4">
            <text:p text:style-name="P45">4</text:p>
          </table:table-cell>
          <table:table-cell table:style-name="Table5.B2" office:value-type="float" office:value="5">
            <text:p text:style-name="P45">5</text:p>
          </table:table-cell>
          <table:table-cell table:style-name="Table5.D2" office:value-type="float" office:value="6">
            <text:p text:style-name="P45">6</text:p>
          </table:table-cell>
        </table:table-row>
        <table:table-row>
          <table:table-cell table:style-name="Table5.A2" office:value-type="float" office:value="3">
            <text:p text:style-name="P45">3</text:p>
          </table:table-cell>
          <table:table-cell table:style-name="Table5.B2" office:value-type="float" office:value="7">
            <text:p text:style-name="P45">7</text:p>
          </table:table-cell>
          <table:table-cell table:style-name="Table5.B2" office:value-type="float" office:value="8">
            <text:p text:style-name="P45">8</text:p>
          </table:table-cell>
          <table:table-cell table:style-name="Table5.D2" office:value-type="float" office:value="9">
            <text:p text:style-name="P45">9</text:p>
          </table:table-cell>
        </table:table-row>
        <table:table-row>
          <table:table-cell table:style-name="Table5.A2" office:value-type="float" office:value="4">
            <text:p text:style-name="P45">4</text:p>
          </table:table-cell>
          <table:table-cell table:style-name="Table5.B5" office:value-type="string">
            <text:p text:style-name="P45">=cos(C1)</text:p>
          </table:table-cell>
          <table:table-cell table:style-name="Table5.B2">
            <text:p text:style-name="P45"/>
          </table:table-cell>
          <table:table-cell table:style-name="Table5.D2">
            <text:p text:style-name="P45"/>
          </table:table-cell>
        </table:table-row>
      </table:table>
      <text:p text:style-name="P5"/>
      <text:p text:style-name="P14"><text:s text:c="28"/></text:p>
      <text:p text:style-name="P17"><text:s text:c="28"/>- Interpreted display -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>A</text:p>
          </table:table-cell>
          <table:table-cell table:style-name="Table6.A1" office:value-type="string">
            <text:p text:style-name="P45">B</text:p>
          </table:table-cell>
          <table:table-cell table:style-name="Table6.D1" office:value-type="string">
            <text:p text:style-name="P45">C</text:p>
          </table:table-cell>
        </table:table-row>
        <table:table-row>
          <table:table-cell table:style-name="Table6.A2" office:value-type="float" office:value="1">
            <text:p text:style-name="P45">1</text:p>
          </table:table-cell>
          <table:table-cell table:style-name="Table6.B2" office:value-type="float" office:value="1">
            <text:p text:style-name="P45">1</text:p>
          </table:table-cell>
          <table:table-cell table:style-name="Table6.B2" office:value-type="float" office:value="2">
            <text:p text:style-name="P45">2</text:p>
          </table:table-cell>
          <table:table-cell table:style-name="Table6.D2" office:value-type="float" office:value="3">
            <text:p text:style-name="P45">3</text:p>
          </table:table-cell>
        </table:table-row>
        <table:table-row>
          <table:table-cell table:style-name="Table6.A2" office:value-type="float" office:value="2">
            <text:p text:style-name="P45">2</text:p>
          </table:table-cell>
          <table:table-cell table:style-name="Table6.B2" office:value-type="float" office:value="4">
            <text:p text:style-name="P45">4</text:p>
          </table:table-cell>
          <table:table-cell table:style-name="Table6.B2" office:value-type="float" office:value="5">
            <text:p text:style-name="P45">5</text:p>
          </table:table-cell>
          <table:table-cell table:style-name="Table6.D2" office:value-type="float" office:value="6">
            <text:p text:style-name="P45">6</text:p>
          </table:table-cell>
        </table:table-row>
        <table:table-row>
          <table:table-cell table:style-name="Table6.A2" office:value-type="float" office:value="3">
            <text:p text:style-name="P45">3</text:p>
          </table:table-cell>
          <table:table-cell table:style-name="Table6.B2" office:value-type="float" office:value="7">
            <text:p text:style-name="P45">7</text:p>
          </table:table-cell>
          <table:table-cell table:style-name="Table6.B2" office:value-type="float" office:value="8">
            <text:p text:style-name="P45">8</text:p>
          </table:table-cell>
          <table:table-cell table:style-name="Table6.D2" office:value-type="float" office:value="9">
            <text:p text:style-name="P45">9</text:p>
          </table:table-cell>
        </table:table-row>
        <table:table-row>
          <table:table-cell table:style-name="Table6.A2" office:value-type="float" office:value="4">
            <text:p text:style-name="P45">4</text:p>
          </table:table-cell>
          <table:table-cell table:style-name="Table6.B5" office:value-type="string">
            <text:p text:style-name="P45">- 0.9899925</text:p>
          </table:table-cell>
          <table:table-cell table:style-name="Table6.B2">
            <text:p text:style-name="P45"/>
          </table:table-cell>
          <table:table-cell table:style-name="Table6.D2">
            <text:p text:style-name="P45"/>
          </table:table-cell>
        </table:table-row>
      </table:table>
      <text:p text:style-name="P5"><text:tab/></text:p>
      <text:p text:style-name="P14"><text:s text:c="26"/></text:p>
      <text:p text:style-name="P5"/>
      <text:p text:style-name="P5"/>
      <text:p text:style-name="P49">The concerned types and their interaction with Editvar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>Scilab Type</text:p>
          </table:table-cell>
          <table:table-cell table:style-name="Table1.A1" office:value-type="string">
            <text:p text:style-name="P39">Managed by editvar</text:p>
          </table:table-cell>
          <table:table-cell table:style-name="Table1.A1" office:value-type="string">
            <text:p text:style-name="P39">Graphical representation</text:p>
          </table:table-cell>
          <table:table-cell table:style-name="Table1.E1" office:value-type="string">
            <text:p text:style-name="P39">Examples</text:p>
          </table:table-cell>
        </table:table-row>
        <table:table-row>
          <table:table-cell table:style-name="Table1.A2" office:value-type="string">
            <text:p text:style-name="P39">Matrix(real or complex, boolean, integer, string)</text:p>
          </table:table-cell>
          <table:table-cell table:style-name="Table1.A2" office:value-type="string">
            <text:p text:style-name="P39">1, 4, 8, 10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table</text:p>
          </table:table-cell>
          <table:table-cell table:style-name="Table1.E2" office:value-type="string">
            <text:p text:style-name="P25"><text:span text:style-name="T2">r</text:span><text:bookmark-start text:name="DDE_LINK7"/>=rand(5,2)<text:bookmark-end text:name="DDE_LINK7"/> // real matrix</text:p>
            <text:p text:style-name="P30">c=[1 2;3 4]+%i*[5 6;7 8] // complex matrix b=[%t,%f] // boolean matrix </text:p>
            <text:p text:style-name="P30">s={"hello", "world"} // string matrix</text:p>
            <text:p text:style-name="P30"/>
          </table:table-cell>
        </table:table-row>
        <table:table-row>
          <table:table-cell table:style-name="Table1.A2" office:value-type="string">
            <text:p text:style-name="P39">Polynomial matrix</text:p>
          </table:table-cell>
          <table:table-cell table:style-name="Table1.B3" office:value-type="float" office:value="2">
            <text:p text:style-name="P39">2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table</text:p>
          </table:table-cell>
          <table:table-cell table:style-name="Table1.E2" office:value-type="string">
            <text:p text:style-name="P26">z=poly(0,'z') // polynomial with variable 'z' <text:s text:c="27"/>// and with one root at zero</text:p>
            <text:p text:style-name="P34">p=1+3*z+4.5*z^2 // polynomial</text:p>
            <text:p text:style-name="P34">mp=[p,1-z; 1,z*p] // 2 x 2 polynomial matrix</text:p>
          </table:table-cell>
        </table:table-row>
        <table:table-row>
          <table:table-cell table:style-name="Table1.A2" office:value-type="string">
            <text:p text:style-name="P39">Sparse matrix</text:p>
          </table:table-cell>
          <table:table-cell table:style-name="Table1.B3" office:value-type="float" office:value="5.6">
            <text:p text:style-name="P39">5.6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table</text:p>
          </table:table-cell>
          <table:table-cell table:style-name="Table1.E2" office:value-type="string">
            <text:p text:style-name="P33"><text:bookmark-start text:name="DDE_LINK6"/>sp=sparse([1,2;4,5;3,10],[1,2,3]) // sparse matrix</text:p>
            <text:p text:style-name="P33">spb=<text:bookmark-start text:name="DDE_LINK8"/>s<text:bookmark-start text:name="DDE_LINK51"/>p(1,10)==sp(1,1) <text:bookmark-end text:name="DDE_LINK51"/>// boolean sparse matrix<text:bookmark-end text:name="DDE_LINK6"/><text:bookmark-end text:name="DDE_LINK8"/></text:p>
          </table:table-cell>
        </table:table-row>
        <table:table-row>
          <table:table-cell table:style-name="Table1.A2" office:value-type="string">
            <text:p text:style-name="P39">Matlab sparse matrix</text:p>
          </table:table-cell>
          <table:table-cell table:style-name="Table1.B3" office:value-type="float" office:value="7">
            <text:p text:style-name="P39">7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table</text:p>
          </table:table-cell>
          <table:table-cell table:style-name="Table1.E2" office:value-type="string">
            <text:p text:style-name="P39">-</text:p>
          </table:table-cell>
        </table:table-row>
        <table:table-row>
          <table:table-cell table:style-name="Table1.A2" office:value-type="string">
            <text:p text:style-name="P39">List</text:p>
          </table:table-cell>
          <table:table-cell table:style-name="Table1.B3" office:value-type="float" office:value="15">
            <text:p text:style-name="P39">15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folder/table</text:p>
          </table:table-cell>
          <table:table-cell table:style-name="Table1.E2" office:value-type="string">
            <text:p text:style-name="P31">l = list(1,["a" "b"]) // list</text:p>
          </table:table-cell>
        </table:table-row>
        <table:table-row>
          <table:table-cell table:style-name="Table1.A2" office:value-type="string">
            <text:p text:style-name="P39">Tlist (typed list)</text:p>
          </table:table-cell>
          <table:table-cell table:style-name="Table1.B3" office:value-type="float" office:value="16">
            <text:p text:style-name="P39">16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folder/table</text:p>
          </table:table-cell>
          <table:table-cell table:style-name="Table1.E2" office:value-type="string">
            <text:p text:style-name="P16">// tlist creation</text:p>
            <text:p text:style-name="P37">tl = tlist(["listtype","field1","field2"], [], []);</text:p>
            <text:p text:style-name="P37">tl.field1(1) = 10;</text:p>
            <text:p text:style-name="P37">tl.field1(2) = 20;</text:p>
            <text:p text:style-name="P37">tl.field2(1) = "Scilab";</text:p>
            <text:p text:style-name="P37">tl.field2(2) = "tlist";</text:p>
            <text:p text:style-name="P36">tl.field2(3) = "example";</text:p>
          </table:table-cell>
        </table:table-row>
        <table:table-row>
          <table:table-cell table:style-name="Table1.A2" office:value-type="string">
            <text:p text:style-name="P39">Mlist (<text:span text:style-name="T2">matrix oriented typed list)</text:span></text:p>
          </table:table-cell>
          <table:table-cell table:style-name="Table1.B3" office:value-type="float" office:value="17">
            <text:p text:style-name="P39">17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folder/table</text:p>
          </table:table-cell>
          <table:table-cell table:style-name="Table1.E2" office:value-type="string">
            <text:p text:style-name="P38">// mlist</text:p>
            <text:p text:style-name="P38">ml=mlist(['V','name','value'],['a','b','c'],[1 2 3]); </text:p>
          </table:table-cell>
        </table:table-row>
        <table:table-row>
          <table:table-cell table:style-name="Table1.A2" office:value-type="string">
            <text:p text:style-name="P39">Struct</text:p>
          </table:table-cell>
          <table:table-cell table:style-name="Table1.B3" office:value-type="float" office:value="17">
            <text:p text:style-name="P39">17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folder/table</text:p>
          </table:table-cell>
          <table:table-cell table:style-name="Table1.E2" office:value-type="string">
            <text:p text:style-name="P37">// Struct</text:p>
            <text:p text:style-name="P37">date=struct('jour',01,'mois','JAN','annee',2010)</text:p>
          </table:table-cell>
        </table:table-row>
        <table:table-row>
          <table:table-cell table:style-name="Table1.A2" office:value-type="string">
            <text:p text:style-name="P39">Cell</text:p>
          </table:table-cell>
          <table:table-cell table:style-name="Table1.B3" office:value-type="float" office:value="17">
            <text:p text:style-name="P39">17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folder/table</text:p>
          </table:table-cell>
          <table:table-cell table:style-name="Table1.E2" office:value-type="string">
            <text:p text:style-name="P46">// Cell</text:p>
            <text:p text:style-name="P15">c=cell(2,1)</text:p>
            <text:p text:style-name="P15">c(1).entries= ['long','life','to','Scilab']</text:p>
            <text:p text:style-name="P15">c(2).entries= [1,2,3,4]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5">Types not managed by Editvar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ext:soft-page-break/>
        <table:table-row>
          <table:table-cell table:style-name="Table12.A1" office:value-type="string">
            <text:p text:style-name="P39"/>
          </table:table-cell>
          <table:table-cell table:style-name="Table12.A1" office:value-type="string">
            <text:p text:style-name="P39">Scilab Type</text:p>
          </table:table-cell>
          <table:table-cell table:style-name="Table12.A1" office:value-type="string">
            <text:p text:style-name="P39">Graphical representation</text:p>
          </table:table-cell>
          <table:table-cell table:style-name="Table12.D1" office:value-type="string">
            <text:p text:style-name="P39">Examples</text:p>
          </table:table-cell>
        </table:table-row>
        <table:table-row>
          <table:table-cell table:style-name="Table12.A2" office:value-type="string">
            <text:p text:style-name="P39">Graphic handle matrix</text:p>
          </table:table-cell>
          <table:table-cell table:style-name="Table12.B2" office:value-type="float" office:value="9">
            <text:p text:style-name="P39">9</text:p>
          </table:table-cell>
          <table:table-cell table:style-name="Table12.A2" office:value-type="string">
            <text:p text:style-name="P39">Graphical Editor (GED)</text:p>
          </table:table-cell>
          <table:table-cell table:style-name="Table12.D2" office:value-type="string">
            <text:p text:style-name="P39">-</text:p>
          </table:table-cell>
        </table:table-row>
        <table:table-row>
          <table:table-cell table:style-name="Table12.A2" office:value-type="string">
            <text:p text:style-name="P29">Un-compiled function</text:p>
          </table:table-cell>
          <table:table-cell table:style-name="Table12.B2" office:value-type="float" office:value="11">
            <text:p text:style-name="P39">11</text:p>
          </table:table-cell>
          <table:table-cell table:style-name="Table12.A2" office:value-type="string">
            <text:p text:style-name="P39">-</text:p>
          </table:table-cell>
          <table:table-cell table:style-name="Table12.D2" office:value-type="string">
            <text:p text:style-name="P39">-</text:p>
          </table:table-cell>
        </table:table-row>
        <table:table-row>
          <table:table-cell table:style-name="Table12.A2" office:value-type="string">
            <text:p text:style-name="P29">compiled function</text:p>
          </table:table-cell>
          <table:table-cell table:style-name="Table12.B2" office:value-type="float" office:value="13">
            <text:p text:style-name="P39">13</text:p>
          </table:table-cell>
          <table:table-cell table:style-name="Table12.A2" office:value-type="string">
            <text:p text:style-name="P39">-</text:p>
          </table:table-cell>
          <table:table-cell table:style-name="Table12.D2" office:value-type="string">
            <text:p text:style-name="P39">-</text:p>
          </table:table-cell>
        </table:table-row>
        <table:table-row>
          <table:table-cell table:style-name="Table12.A2" office:value-type="string">
            <text:p text:style-name="P29">function library</text:p>
          </table:table-cell>
          <table:table-cell table:style-name="Table12.B2" office:value-type="float" office:value="14">
            <text:p text:style-name="P39">14</text:p>
          </table:table-cell>
          <table:table-cell table:style-name="Table12.A2" office:value-type="string">
            <text:p text:style-name="P39">-</text:p>
          </table:table-cell>
          <table:table-cell table:style-name="Table12.D2" office:value-type="string">
            <text:p text:style-name="P39">-</text:p>
          </table:table-cell>
        </table:table-row>
        <table:table-row>
          <table:table-cell table:style-name="Table12.A2" office:value-type="string">
            <text:p text:style-name="P32">pointer</text:p>
          </table:table-cell>
          <table:table-cell table:style-name="Table12.B2" office:value-type="float" office:value="128">
            <text:p text:style-name="P39">128</text:p>
          </table:table-cell>
          <table:table-cell table:style-name="Table12.A2" office:value-type="string">
            <text:p text:style-name="P39">-</text:p>
          </table:table-cell>
          <table:table-cell table:style-name="Table12.D2" office:value-type="string">
            <text:p text:style-name="P39">-</text:p>
          </table:table-cell>
        </table:table-row>
        <table:table-row>
          <table:table-cell table:style-name="Table12.A2" office:value-type="string">
            <text:p text:style-name="P32">size implicit polynomial used for indexing</text:p>
          </table:table-cell>
          <table:table-cell table:style-name="Table12.B2" office:value-type="float" office:value="129">
            <text:p text:style-name="P39">129</text:p>
          </table:table-cell>
          <table:table-cell table:style-name="Table12.A2" office:value-type="string">
            <text:p text:style-name="P39">-</text:p>
          </table:table-cell>
          <table:table-cell table:style-name="Table12.D2" office:value-type="string">
            <text:p text:style-name="P39">-</text:p>
          </table:table-cell>
        </table:table-row>
        <table:table-row>
          <table:table-cell table:style-name="Table12.A2" office:value-type="string">
            <text:p text:style-name="P32">Scilab intrinsic</text:p>
          </table:table-cell>
          <table:table-cell table:style-name="Table12.B2" office:value-type="float" office:value="130">
            <text:p text:style-name="P39">130</text:p>
          </table:table-cell>
          <table:table-cell table:style-name="Table12.A2" office:value-type="string">
            <text:p text:style-name="P39">-</text:p>
          </table:table-cell>
          <table:table-cell table:style-name="Table12.D2" office:value-type="string">
            <text:p text:style-name="P39">-</text:p>
          </table:table-cell>
        </table:table-row>
        <table:table-row>
          <table:table-cell table:style-name="Table12.A2" office:value-type="string">
            <text:p text:style-name="P39">User types</text:p>
          </table:table-cell>
          <table:table-cell table:style-name="Table12.A2" office:value-type="string">
            <text:p text:style-name="P39">-</text:p>
          </table:table-cell>
          <table:table-cell table:style-name="Table12.A2" office:value-type="string">
            <text:p text:style-name="P39">-</text:p>
          </table:table-cell>
          <table:table-cell table:style-name="Table12.D2" office:value-type="string">
            <text:p text:style-name="P39">-</text:p>
          </table:table-cell>
        </table:table-row>
      </table:table>
      <text:p text:style-name="P2"/>
      <text:p text:style-name="P2"/>
      <text:p text:style-name="P50">Warning &amp; error messages</text:p>
      <text:p text:style-name="P4"/>
      <text:p text:style-name="P4">Not defined yet.</text:p>
      <text:h text:style-name="P83" text:outline-level="3"><text:span text:style-name="Teletype"><text:span text:style-name="T17">Example Usage</text:span></text:span></text:h>
      <text:p text:style-name="P28"><text:span text:style-name="Teletype"><text:span text:style-name="T1"/></text:span></text:p>
      <text:h text:style-name="P82" text:outline-level="3">Changelog</text:h>
      <text:p text:style-name="P28"><text:tab/><text:span text:style-name="T16">1.0 – Sylvestre Koumar &lt;</text:span><text:a xlink:type="simple" xlink:href="mailto:sylvestre.koumar@scilab.org"><text:span text:style-name="T16">sylvestre.koumar@scilab.org</text:span></text:a><text:span text:style-name="T16">&gt; Initial version</text:span></text:p>
      <text:h text:style-name="P82" text:outline-level="3">Copyright</text:h>
      <text:p text:style-name="Standard"><text:tab/>This document has been placed under the licenc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0:31</dc:date>
    <meta:editing-cycles>915</meta:editing-cycles>
    <meta:editing-duration>P2DT17H4M40S</meta:editing-duration>
    <meta:document-statistic meta:table-count="12" meta:image-count="0" meta:object-count="0" meta:page-count="15" meta:paragraph-count="480" meta:word-count="2650" meta:character-count="15369"/>
    <dc:creator>Eric Gallager</dc:creator>
    <meta:user-defined meta:name="Info 1"/>
    <meta:user-defined meta:name="Info 2"/>
    <meta:user-defined meta:name="Info 3"/>
    <meta:user-defined meta:name="Info 4"/>
  </office:meta>
</office:document-meta>
</file>